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siswa">
        <table:table-row>
          <table:table-cell office:value-type="string">
            <text:p>id_siswa</text:p>
          </table:table-cell>
          <table:table-cell office:value-type="string">
            <text:p>nisn</text:p>
          </table:table-cell>
          <table:table-cell office:value-type="string">
            <text:p>nama</text:p>
          </table:table-cell>
          <table:table-cell office:value-type="string">
            <text:p>gender</text:p>
          </table:table-cell>
          <table:table-cell office:value-type="string">
            <text:p>id_kelas</text:p>
          </table:table-cell>
          <table:table-cell office:value-type="string">
            <text:p>password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55201</text:p>
          </table:table-cell>
          <table:table-cell office:value-type="string">
            <text:p>DENA ARISANDI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2a5572e1be8bd528a8b2c223800e7eb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55202</text:p>
          </table:table-cell>
          <table:table-cell office:value-type="string">
            <text:p>DYAH AYU KRISNANINGTYAS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fb9f8f83fb66696d2116baa8955f4b55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55203</text:p>
          </table:table-cell>
          <table:table-cell office:value-type="string">
            <text:p>RIYAN SAPUTRA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aa9b367b1bad2cef8573a5d92bc2fd3f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1234</text:p>
          </table:table-cell>
          <table:table-cell office:value-type="string">
            <text:p>CONTOH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81dc9bdb52d04dc20036dbd8313ed05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1235</text:p>
          </table:table-cell>
          <table:table-cell office:value-type="string">
            <text:p>CONTOH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9996535e07258a7bbfd8b132435c5962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1236</text:p>
          </table:table-cell>
          <table:table-cell office:value-type="string">
            <text:p>CONTOH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7bccfde7714a1ebadf06c5f4cea752c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1237</text:p>
          </table:table-cell>
          <table:table-cell office:value-type="string">
            <text:p>CONTOH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a9eb812238f753132652ae09963a05e9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1238</text:p>
          </table:table-cell>
          <table:table-cell office:value-type="string">
            <text:p>CONTOH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d38901788c533e8286cb6400b40b386d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1239</text:p>
          </table:table-cell>
          <table:table-cell office:value-type="string">
            <text:p>CONTOH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b3ba8f1bee1238a2f37603d90b58898d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1240</text:p>
          </table:table-cell>
          <table:table-cell office:value-type="string">
            <text:p>CONTOH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a9078e8653368c9c291ae2f8b74012e7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1241</text:p>
          </table:table-cell>
          <table:table-cell office:value-type="string">
            <text:p>CONTOH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1c65cef3dfd1e00c0b03923a1c591db4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1242</text:p>
          </table:table-cell>
          <table:table-cell office:value-type="string">
            <text:p>CONTOH9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2de5d16682c3c35007e4e92982f1a2ba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1243</text:p>
          </table:table-cell>
          <table:table-cell office:value-type="string">
            <text:p>CONTOH10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e1d5be1c7f2f456670de3d53c7b54f4a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1244</text:p>
          </table:table-cell>
          <table:table-cell office:value-type="string">
            <text:p>CONTOH1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2c89109d42178de8a367c0228f169bf8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1245</text:p>
          </table:table-cell>
          <table:table-cell office:value-type="string">
            <text:p>CONTOH12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5eac43aceba42c8757b54003a58277b5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1246</text:p>
          </table:table-cell>
          <table:table-cell office:value-type="string">
            <text:p>CONTOH13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905056c1ac1dad141560467e0a99e1cf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1247</text:p>
          </table:table-cell>
          <table:table-cell office:value-type="string">
            <text:p>CONTOH14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e6d8545daa42d5ced125a4bf747b3688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1248</text:p>
          </table:table-cell>
          <table:table-cell office:value-type="string">
            <text:p>CONTOH15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39e4973ba3321b80f37d9b55f63ed8b8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1249</text:p>
          </table:table-cell>
          <table:table-cell office:value-type="string">
            <text:p>CONTOH16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2ba8698b79439589fdd2b0f7218d8b07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1250</text:p>
          </table:table-cell>
          <table:table-cell office:value-type="string">
            <text:p>CONTOH17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81e5f81db77c596492e6f1a5a792ed53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1251</text:p>
          </table:table-cell>
          <table:table-cell office:value-type="string">
            <text:p>CONTOH18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838e8afb1ca34354ac209f53d90c3a43</text:p>
          </table:table-cell>
        </table:table-row>
        <table:table-row>
          <table:table-cell office:value-type="float" office:value="2019001">
            <text:p>2019001</text:p>
          </table:table-cell>
          <table:table-cell office:value-type="string">
            <text:p>U0512001800018</text:p>
          </table:table-cell>
          <table:table-cell office:value-type="string">
            <text:p>ACHMAD SYARIFUDIN ALWANI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59232d2f29b5f1eea36810f7d8cbd5a6</text:p>
          </table:table-cell>
        </table:table-row>
        <table:table-row>
          <table:table-cell office:value-type="float" office:value="2019002">
            <text:p>2019002</text:p>
          </table:table-cell>
          <table:table-cell office:value-type="string">
            <text:p>U0512001800027</text:p>
          </table:table-cell>
          <table:table-cell office:value-type="string">
            <text:p>ADE SULUH PUTRA IRMAWAN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9037e6ae98baee3c4614523f844e43ba</text:p>
          </table:table-cell>
        </table:table-row>
        <table:table-row>
          <table:table-cell office:value-type="float" office:value="2019003">
            <text:p>2019003</text:p>
          </table:table-cell>
          <table:table-cell office:value-type="string">
            <text:p>U0512001800036</text:p>
          </table:table-cell>
          <table:table-cell office:value-type="string">
            <text:p>ANGGI RAHMASARI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adefc90bd7aee012e18f317771184ced</text:p>
          </table:table-cell>
        </table:table-row>
        <table:table-row>
          <table:table-cell office:value-type="float" office:value="2019004">
            <text:p>2019004</text:p>
          </table:table-cell>
          <table:table-cell office:value-type="string">
            <text:p>U0512001800045</text:p>
          </table:table-cell>
          <table:table-cell office:value-type="string">
            <text:p>APRILIA ORRIN WILANA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b38207b9f0087be2e9994a84ce18236b</text:p>
          </table:table-cell>
        </table:table-row>
        <table:table-row>
          <table:table-cell office:value-type="float" office:value="2019005">
            <text:p>2019005</text:p>
          </table:table-cell>
          <table:table-cell office:value-type="string">
            <text:p>U0512001800054</text:p>
          </table:table-cell>
          <table:table-cell office:value-type="string">
            <text:p>BAGUS AFRIZAL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c6ee5aa7bea5d1839d152257a79459a2</text:p>
          </table:table-cell>
        </table:table-row>
        <table:table-row>
          <table:table-cell office:value-type="float" office:value="2019006">
            <text:p>2019006</text:p>
          </table:table-cell>
          <table:table-cell office:value-type="string">
            <text:p>U0512001800063</text:p>
          </table:table-cell>
          <table:table-cell office:value-type="string">
            <text:p>BAGUS PRASETYO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939c0ab837405c6f21e182037e712773</text:p>
          </table:table-cell>
        </table:table-row>
        <table:table-row>
          <table:table-cell office:value-type="float" office:value="2019007">
            <text:p>2019007</text:p>
          </table:table-cell>
          <table:table-cell office:value-type="string">
            <text:p>U0512001800072</text:p>
          </table:table-cell>
          <table:table-cell office:value-type="string">
            <text:p>BELA SILVIA NINGRUM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a499bbebc4d7263acf8f698b4d458196</text:p>
          </table:table-cell>
        </table:table-row>
        <table:table-row>
          <table:table-cell office:value-type="float" office:value="2019008">
            <text:p>2019008</text:p>
          </table:table-cell>
          <table:table-cell office:value-type="string">
            <text:p>U0512001800089</text:p>
          </table:table-cell>
          <table:table-cell office:value-type="string">
            <text:p>DEVI VERONICA AGUSTIN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d96b9f780efcce1471ba279935a2333a</text:p>
          </table:table-cell>
        </table:table-row>
        <table:table-row>
          <table:table-cell office:value-type="float" office:value="2019009">
            <text:p>2019009</text:p>
          </table:table-cell>
          <table:table-cell office:value-type="string">
            <text:p>U0512001800098</text:p>
          </table:table-cell>
          <table:table-cell office:value-type="string">
            <text:p>DIMAS EDY SANTOSO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f8dabdb5ee68c8b9408071557aabaeeb</text:p>
          </table:table-cell>
        </table:table-row>
        <table:table-row>
          <table:table-cell office:value-type="float" office:value="2019010">
            <text:p>2019010</text:p>
          </table:table-cell>
          <table:table-cell office:value-type="string">
            <text:p>U0512001800107</text:p>
          </table:table-cell>
          <table:table-cell office:value-type="string">
            <text:p>DWI KUSTANTI ENDANG WAHYUNI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64bf18eb1ac2cd9cee6e62b8930d48ff</text:p>
          </table:table-cell>
        </table:table-row>
        <table:table-row>
          <table:table-cell office:value-type="float" office:value="2019011">
            <text:p>2019011</text:p>
          </table:table-cell>
          <table:table-cell office:value-type="string">
            <text:p>U0512001800125</text:p>
          </table:table-cell>
          <table:table-cell office:value-type="string">
            <text:p>EVA DAMAYANTI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ecb0308f4b98a937867bb9d0f8f3b9d9</text:p>
          </table:table-cell>
        </table:table-row>
        <table:table-row>
          <table:table-cell office:value-type="float" office:value="2019012">
            <text:p>2019012</text:p>
          </table:table-cell>
          <table:table-cell office:value-type="string">
            <text:p>U0512001800134</text:p>
          </table:table-cell>
          <table:table-cell office:value-type="string">
            <text:p>FARIL ADITYA FIDDIN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db01bd35acc309851660cdde616663cf</text:p>
          </table:table-cell>
        </table:table-row>
        <table:table-row>
          <table:table-cell office:value-type="float" office:value="2019013">
            <text:p>2019013</text:p>
          </table:table-cell>
          <table:table-cell office:value-type="string">
            <text:p>U0512001800143</text:p>
          </table:table-cell>
          <table:table-cell office:value-type="string">
            <text:p>FITRI BUNGA NATASYA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cd50cdac502992f50e142329122b0d11</text:p>
          </table:table-cell>
        </table:table-row>
        <table:table-row>
          <table:table-cell office:value-type="float" office:value="2019014">
            <text:p>2019014</text:p>
          </table:table-cell>
          <table:table-cell office:value-type="string">
            <text:p>U0512001800152</text:p>
          </table:table-cell>
          <table:table-cell office:value-type="string">
            <text:p>I.Y. JULIAN EZA EFANSYAH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6ab47d61bdb8ff2eb5b5108bc7920ca0</text:p>
          </table:table-cell>
        </table:table-row>
        <table:table-row>
          <table:table-cell office:value-type="float" office:value="2019015">
            <text:p>2019015</text:p>
          </table:table-cell>
          <table:table-cell office:value-type="string">
            <text:p>U0512001800169</text:p>
          </table:table-cell>
          <table:table-cell office:value-type="string">
            <text:p>IKRIMA NIZZUL MEFIANDINI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4139b35ee6875310dd26d1dfa3d53345</text:p>
          </table:table-cell>
        </table:table-row>
        <table:table-row>
          <table:table-cell office:value-type="float" office:value="2019016">
            <text:p>2019016</text:p>
          </table:table-cell>
          <table:table-cell office:value-type="string">
            <text:p>U0512001800178</text:p>
          </table:table-cell>
          <table:table-cell office:value-type="string">
            <text:p>ISMI DWI WIDARI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b15d5b4db8e4007b1fe3d2196eee2b9b</text:p>
          </table:table-cell>
        </table:table-row>
        <table:table-row>
          <table:table-cell office:value-type="float" office:value="2019017">
            <text:p>2019017</text:p>
          </table:table-cell>
          <table:table-cell office:value-type="string">
            <text:p>U0512001800187</text:p>
          </table:table-cell>
          <table:table-cell office:value-type="string">
            <text:p>JIHAN FADILA PRATAMA PUTRA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216719d47daa9077a4f884cb3c853cdd</text:p>
          </table:table-cell>
        </table:table-row>
        <table:table-row>
          <table:table-cell office:value-type="float" office:value="2019018">
            <text:p>2019018</text:p>
          </table:table-cell>
          <table:table-cell office:value-type="string">
            <text:p>U0512001800196</text:p>
          </table:table-cell>
          <table:table-cell office:value-type="string">
            <text:p>LINDA ERLINA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f4e9c80dee24cb648dfe8e71342e1581</text:p>
          </table:table-cell>
        </table:table-row>
        <table:table-row>
          <table:table-cell office:value-type="float" office:value="2019019">
            <text:p>2019019</text:p>
          </table:table-cell>
          <table:table-cell office:value-type="string">
            <text:p>U0512001800205</text:p>
          </table:table-cell>
          <table:table-cell office:value-type="string">
            <text:p>NADZAR MAULA NASRULLOH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63a1c6c36b76840784ac8b2632b4140d</text:p>
          </table:table-cell>
        </table:table-row>
        <table:table-row>
          <table:table-cell office:value-type="float" office:value="2019020">
            <text:p>2019020</text:p>
          </table:table-cell>
          <table:table-cell office:value-type="string">
            <text:p>U0512001800214</text:p>
          </table:table-cell>
          <table:table-cell office:value-type="string">
            <text:p>NIKEN FARADILA PUTRI P.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c7e7761b419a980f4880ffacdf4243e1</text:p>
          </table:table-cell>
        </table:table-row>
        <table:table-row>
          <table:table-cell office:value-type="float" office:value="2019021">
            <text:p>2019021</text:p>
          </table:table-cell>
          <table:table-cell office:value-type="string">
            <text:p>U0512001800223</text:p>
          </table:table-cell>
          <table:table-cell office:value-type="string">
            <text:p>NOVIA DIAH ERLANTANIA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4d368c11e953f93748d7c244207cd6d3</text:p>
          </table:table-cell>
        </table:table-row>
        <table:table-row>
          <table:table-cell office:value-type="float" office:value="2019022">
            <text:p>2019022</text:p>
          </table:table-cell>
          <table:table-cell office:value-type="string">
            <text:p>U0512001800232</text:p>
          </table:table-cell>
          <table:table-cell office:value-type="string">
            <text:p>POPY HIDAYANTI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72d4c8c2ceabd36439bb24a17edb5771</text:p>
          </table:table-cell>
        </table:table-row>
        <table:table-row>
          <table:table-cell office:value-type="float" office:value="2019023">
            <text:p>2019023</text:p>
          </table:table-cell>
          <table:table-cell office:value-type="string">
            <text:p>U0512001800249</text:p>
          </table:table-cell>
          <table:table-cell office:value-type="string">
            <text:p>PUTRI SABRINA DWI SUPRAPTI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44dcab1524c70508457c23b4054df7d8</text:p>
          </table:table-cell>
        </table:table-row>
        <table:table-row>
          <table:table-cell office:value-type="float" office:value="2019024">
            <text:p>2019024</text:p>
          </table:table-cell>
          <table:table-cell office:value-type="string">
            <text:p>U0512001800258</text:p>
          </table:table-cell>
          <table:table-cell office:value-type="string">
            <text:p>RINA AYU RAHKMAT DANI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d1064707c2ec0344ef3964a4c1922908</text:p>
          </table:table-cell>
        </table:table-row>
        <table:table-row>
          <table:table-cell office:value-type="float" office:value="2019025">
            <text:p>2019025</text:p>
          </table:table-cell>
          <table:table-cell office:value-type="string">
            <text:p>U0512001800267</text:p>
          </table:table-cell>
          <table:table-cell office:value-type="string">
            <text:p>ROUDLOTUN NASIKHAH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59377a1f418bc72ecc8c28e37de22ec5</text:p>
          </table:table-cell>
        </table:table-row>
        <table:table-row>
          <table:table-cell office:value-type="float" office:value="2019026">
            <text:p>2019026</text:p>
          </table:table-cell>
          <table:table-cell office:value-type="string">
            <text:p>U0512001800276</text:p>
          </table:table-cell>
          <table:table-cell office:value-type="string">
            <text:p>SEPTIAN YOGA PERMANA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7975fa03f950aa34b4240007958c78ed</text:p>
          </table:table-cell>
        </table:table-row>
        <table:table-row>
          <table:table-cell office:value-type="float" office:value="2019027">
            <text:p>2019027</text:p>
          </table:table-cell>
          <table:table-cell office:value-type="string">
            <text:p>U0512001800285</text:p>
          </table:table-cell>
          <table:table-cell office:value-type="string">
            <text:p>SUKRIYAH NURLAILI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9b08b8dbfd4ddf9cce4d606cbc55fc13</text:p>
          </table:table-cell>
        </table:table-row>
        <table:table-row>
          <table:table-cell office:value-type="float" office:value="2019028">
            <text:p>2019028</text:p>
          </table:table-cell>
          <table:table-cell office:value-type="string">
            <text:p>U0512001800294</text:p>
          </table:table-cell>
          <table:table-cell office:value-type="string">
            <text:p>TESALONIKA ARINA PAMBUDI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638ab0e94a9021d1643cff3d59568d23</text:p>
          </table:table-cell>
        </table:table-row>
        <table:table-row>
          <table:table-cell office:value-type="float" office:value="2019029">
            <text:p>2019029</text:p>
          </table:table-cell>
          <table:table-cell office:value-type="string">
            <text:p>U0512001800303</text:p>
          </table:table-cell>
          <table:table-cell office:value-type="string">
            <text:p>WINDY AULIA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5a2a4d677102a7f95f3ae49a7a5e74f6</text:p>
          </table:table-cell>
        </table:table-row>
        <table:table-row>
          <table:table-cell office:value-type="float" office:value="2019030">
            <text:p>2019030</text:p>
          </table:table-cell>
          <table:table-cell office:value-type="string">
            <text:p>U0512001800312</text:p>
          </table:table-cell>
          <table:table-cell office:value-type="string">
            <text:p>ZAKVA WULIDAL HAQIQI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f6f2aad3fbec0cb8ba93260d42cdab93</text:p>
          </table:table-cell>
        </table:table-row>
        <table:table-row>
          <table:table-cell office:value-type="float" office:value="2019031">
            <text:p>2019031</text:p>
          </table:table-cell>
          <table:table-cell office:value-type="string">
            <text:p>U0512001800329</text:p>
          </table:table-cell>
          <table:table-cell office:value-type="string">
            <text:p>ZULFIKAR DABBY ANWAR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3d1adffa64d3ba6616209bdcd0e562f2</text:p>
          </table:table-cell>
        </table:table-row>
        <table:table-row>
          <table:table-cell office:value-type="float" office:value="2019032">
            <text:p>2019032</text:p>
          </table:table-cell>
          <table:table-cell office:value-type="string">
            <text:p>U0512001800338</text:p>
          </table:table-cell>
          <table:table-cell office:value-type="string">
            <text:p>ACIK WANDARA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329ccd9a1c810b7fdbc3f6a19cc99c92</text:p>
          </table:table-cell>
        </table:table-row>
        <table:table-row>
          <table:table-cell office:value-type="float" office:value="2019033">
            <text:p>2019033</text:p>
          </table:table-cell>
          <table:table-cell office:value-type="string">
            <text:p>U0512001800347</text:p>
          </table:table-cell>
          <table:table-cell office:value-type="string">
            <text:p>AFFANDI PRIYO WICAKSONO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76505b8d1c1bcc3011f8783b3c096634</text:p>
          </table:table-cell>
        </table:table-row>
        <table:table-row>
          <table:table-cell office:value-type="float" office:value="2019034">
            <text:p>2019034</text:p>
          </table:table-cell>
          <table:table-cell office:value-type="string">
            <text:p>U0512001800356</text:p>
          </table:table-cell>
          <table:table-cell office:value-type="string">
            <text:p>AFIKA FEBIANA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5842064d0cc9881611b412c311f61bb1</text:p>
          </table:table-cell>
        </table:table-row>
        <table:table-row>
          <table:table-cell office:value-type="float" office:value="2019035">
            <text:p>2019035</text:p>
          </table:table-cell>
          <table:table-cell office:value-type="string">
            <text:p>U0512001800365</text:p>
          </table:table-cell>
          <table:table-cell office:value-type="string">
            <text:p>AKBAR ARI WIBOWO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60bf64c555fb167add5ef212461be595</text:p>
          </table:table-cell>
        </table:table-row>
        <table:table-row>
          <table:table-cell office:value-type="float" office:value="2019036">
            <text:p>2019036</text:p>
          </table:table-cell>
          <table:table-cell office:value-type="string">
            <text:p>U0512001800374</text:p>
          </table:table-cell>
          <table:table-cell office:value-type="string">
            <text:p>ANJELI NINGGAR REZA UTAMA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830815027d0d3cd84b45560e7c8b4cfb</text:p>
          </table:table-cell>
        </table:table-row>
        <table:table-row>
          <table:table-cell office:value-type="float" office:value="2019037">
            <text:p>2019037</text:p>
          </table:table-cell>
          <table:table-cell office:value-type="string">
            <text:p>U0512001800383</text:p>
          </table:table-cell>
          <table:table-cell office:value-type="string">
            <text:p>BOBY DWI IRWANTO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aa0bb934937f43dd61e9eae14e561a07</text:p>
          </table:table-cell>
        </table:table-row>
        <table:table-row>
          <table:table-cell office:value-type="float" office:value="2019038">
            <text:p>2019038</text:p>
          </table:table-cell>
          <table:table-cell office:value-type="string">
            <text:p>U0512001800392</text:p>
          </table:table-cell>
          <table:table-cell office:value-type="string">
            <text:p>DICKY RAMADHANA DWI HARIANTO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e05a177e2d15bab006923da4c154e414</text:p>
          </table:table-cell>
        </table:table-row>
        <table:table-row>
          <table:table-cell office:value-type="float" office:value="2019039">
            <text:p>2019039</text:p>
          </table:table-cell>
          <table:table-cell office:value-type="string">
            <text:p>U0512001800409</text:p>
          </table:table-cell>
          <table:table-cell office:value-type="string">
            <text:p>EKA BERLIANA PRASETYA DESITA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dac8b7b2d6ea215342d9b2e048f7443e</text:p>
          </table:table-cell>
        </table:table-row>
        <table:table-row>
          <table:table-cell office:value-type="float" office:value="2019040">
            <text:p>2019040</text:p>
          </table:table-cell>
          <table:table-cell office:value-type="string">
            <text:p>U0512001800418</text:p>
          </table:table-cell>
          <table:table-cell office:value-type="string">
            <text:p>EVIN LILIA KRISTIANA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bbd7b43d1a928b8fd9d3a6d606b830ab</text:p>
          </table:table-cell>
        </table:table-row>
        <table:table-row>
          <table:table-cell office:value-type="float" office:value="2019041">
            <text:p>2019041</text:p>
          </table:table-cell>
          <table:table-cell office:value-type="string">
            <text:p>U0512001800427</text:p>
          </table:table-cell>
          <table:table-cell office:value-type="string">
            <text:p>FANISA SALSABILLA NURIA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1e1f0bedc09f9cbe3d4a4f9a0288500e</text:p>
          </table:table-cell>
        </table:table-row>
        <table:table-row>
          <table:table-cell office:value-type="float" office:value="2019042">
            <text:p>2019042</text:p>
          </table:table-cell>
          <table:table-cell office:value-type="string">
            <text:p>U0512001800436</text:p>
          </table:table-cell>
          <table:table-cell office:value-type="string">
            <text:p>FARIS SADDAM HUSEIN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8fb1de0ba90764f53bc90cf0b91f2801</text:p>
          </table:table-cell>
        </table:table-row>
        <table:table-row>
          <table:table-cell office:value-type="float" office:value="2019043">
            <text:p>2019043</text:p>
          </table:table-cell>
          <table:table-cell office:value-type="string">
            <text:p>U0512001800445</text:p>
          </table:table-cell>
          <table:table-cell office:value-type="string">
            <text:p>FERY YASICHA FIRDAUS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add87bf0a5d401e1090c0f25f032ad27</text:p>
          </table:table-cell>
        </table:table-row>
        <table:table-row>
          <table:table-cell office:value-type="float" office:value="2019044">
            <text:p>2019044</text:p>
          </table:table-cell>
          <table:table-cell office:value-type="string">
            <text:p>U0512001800454</text:p>
          </table:table-cell>
          <table:table-cell office:value-type="string">
            <text:p>FIKI NUR IZZATU LAILY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1e13d944e73255541d3080583b7b75ee</text:p>
          </table:table-cell>
        </table:table-row>
        <table:table-row>
          <table:table-cell office:value-type="float" office:value="2019045">
            <text:p>2019045</text:p>
          </table:table-cell>
          <table:table-cell office:value-type="string">
            <text:p>U0512001800463</text:p>
          </table:table-cell>
          <table:table-cell office:value-type="string">
            <text:p>FITRIANI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5a410e62c0a715bba656405bd99dbb1e</text:p>
          </table:table-cell>
        </table:table-row>
        <table:table-row>
          <table:table-cell office:value-type="float" office:value="2019046">
            <text:p>2019046</text:p>
          </table:table-cell>
          <table:table-cell office:value-type="string">
            <text:p>U0512001800472</text:p>
          </table:table-cell>
          <table:table-cell office:value-type="string">
            <text:p>HAFID AINUL YAKIN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386531333aa6c218cd5e11f40eee16a7</text:p>
          </table:table-cell>
        </table:table-row>
        <table:table-row>
          <table:table-cell office:value-type="float" office:value="2019047">
            <text:p>2019047</text:p>
          </table:table-cell>
          <table:table-cell office:value-type="string">
            <text:p>U0512001800489</text:p>
          </table:table-cell>
          <table:table-cell office:value-type="string">
            <text:p>ISMAUL NIZA AISHA VERA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908cd1909b0fe5abad49be253de56161</text:p>
          </table:table-cell>
        </table:table-row>
        <table:table-row>
          <table:table-cell office:value-type="float" office:value="2019048">
            <text:p>2019048</text:p>
          </table:table-cell>
          <table:table-cell office:value-type="string">
            <text:p>U0512001800498</text:p>
          </table:table-cell>
          <table:table-cell office:value-type="string">
            <text:p>KHARINKA WAHYU IRTANTI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453c3fe4735a9a1197af35011f6e5e68</text:p>
          </table:table-cell>
        </table:table-row>
        <table:table-row>
          <table:table-cell office:value-type="float" office:value="2019049">
            <text:p>2019049</text:p>
          </table:table-cell>
          <table:table-cell office:value-type="string">
            <text:p>U0512001800507</text:p>
          </table:table-cell>
          <table:table-cell office:value-type="string">
            <text:p>LAILIL RIZKIYAH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fd59f6d7e5a7caeac3d1db09b86dab5a</text:p>
          </table:table-cell>
        </table:table-row>
        <table:table-row>
          <table:table-cell office:value-type="float" office:value="2019050">
            <text:p>2019050</text:p>
          </table:table-cell>
          <table:table-cell office:value-type="string">
            <text:p>U0512001800516</text:p>
          </table:table-cell>
          <table:table-cell office:value-type="string">
            <text:p>LIGA BAYU HERDIANTO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484527d6ab2b1abc2dd2c237eefb834a</text:p>
          </table:table-cell>
        </table:table-row>
        <table:table-row>
          <table:table-cell office:value-type="float" office:value="2019051">
            <text:p>2019051</text:p>
          </table:table-cell>
          <table:table-cell office:value-type="string">
            <text:p>U0512001800525</text:p>
          </table:table-cell>
          <table:table-cell office:value-type="string">
            <text:p>LIYA PUSPITASARI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61afeda0ae34187b8cc907c3dae3580d</text:p>
          </table:table-cell>
        </table:table-row>
        <table:table-row>
          <table:table-cell office:value-type="float" office:value="2019052">
            <text:p>2019052</text:p>
          </table:table-cell>
          <table:table-cell office:value-type="string">
            <text:p>U0512001800534</text:p>
          </table:table-cell>
          <table:table-cell office:value-type="string">
            <text:p>MAHARANI SHAFFIAH ANDJANI SHARMA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024469c98c0193d086e20eecc4469a9e</text:p>
          </table:table-cell>
        </table:table-row>
        <table:table-row>
          <table:table-cell office:value-type="float" office:value="2019053">
            <text:p>2019053</text:p>
          </table:table-cell>
          <table:table-cell office:value-type="string">
            <text:p>U0512001800543</text:p>
          </table:table-cell>
          <table:table-cell office:value-type="string">
            <text:p>MOCH YUSUF DELLA ARIFANA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cd9fee494ad6615ef1292ac7b529014a</text:p>
          </table:table-cell>
        </table:table-row>
        <table:table-row>
          <table:table-cell office:value-type="float" office:value="2019054">
            <text:p>2019054</text:p>
          </table:table-cell>
          <table:table-cell office:value-type="string">
            <text:p>U0512001800552</text:p>
          </table:table-cell>
          <table:table-cell office:value-type="string">
            <text:p>MUHAMMAD AQSHAL NUR FAUZI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966b018dd6aad13676c08c019c1356e8</text:p>
          </table:table-cell>
        </table:table-row>
        <table:table-row>
          <table:table-cell office:value-type="float" office:value="2019055">
            <text:p>2019055</text:p>
          </table:table-cell>
          <table:table-cell office:value-type="string">
            <text:p>U0512001800569</text:p>
          </table:table-cell>
          <table:table-cell office:value-type="string">
            <text:p>MUHAMMAD IQBAL RIZKIA FAUZI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ddf9d2b13910b624196ff33350984a3c</text:p>
          </table:table-cell>
        </table:table-row>
        <table:table-row>
          <table:table-cell office:value-type="float" office:value="2019056">
            <text:p>2019056</text:p>
          </table:table-cell>
          <table:table-cell office:value-type="string">
            <text:p>U0512001800578</text:p>
          </table:table-cell>
          <table:table-cell office:value-type="string">
            <text:p>NOVI TRESNANI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32fb167374cd1043c3739d3d68e2254e</text:p>
          </table:table-cell>
        </table:table-row>
        <table:table-row>
          <table:table-cell office:value-type="float" office:value="2019057">
            <text:p>2019057</text:p>
          </table:table-cell>
          <table:table-cell office:value-type="string">
            <text:p>U0512001800587</text:p>
          </table:table-cell>
          <table:table-cell office:value-type="string">
            <text:p>NUR HIDAYAT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677db75e4b34dcf9b497a0f12925ac7a</text:p>
          </table:table-cell>
        </table:table-row>
        <table:table-row>
          <table:table-cell office:value-type="float" office:value="2019058">
            <text:p>2019058</text:p>
          </table:table-cell>
          <table:table-cell office:value-type="string">
            <text:p>U0512001800596</text:p>
          </table:table-cell>
          <table:table-cell office:value-type="string">
            <text:p>SHIERLY ERINDA HERLIYANTI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54bb1d74bb6b3f44e41c3b4d8e496652</text:p>
          </table:table-cell>
        </table:table-row>
        <table:table-row>
          <table:table-cell office:value-type="float" office:value="2019059">
            <text:p>2019059</text:p>
          </table:table-cell>
          <table:table-cell office:value-type="string">
            <text:p>U0512001800605</text:p>
          </table:table-cell>
          <table:table-cell office:value-type="string">
            <text:p>SRI WINARTI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7cd3f9546d695757de12a39682048776</text:p>
          </table:table-cell>
        </table:table-row>
        <table:table-row>
          <table:table-cell office:value-type="float" office:value="2019060">
            <text:p>2019060</text:p>
          </table:table-cell>
          <table:table-cell office:value-type="string">
            <text:p>U0512001800614</text:p>
          </table:table-cell>
          <table:table-cell office:value-type="string">
            <text:p>WHIKE CANDRA RAHAYU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3cb0b3c8da56b85c54c82c710d7b786b</text:p>
          </table:table-cell>
        </table:table-row>
        <table:table-row>
          <table:table-cell office:value-type="float" office:value="2019061">
            <text:p>2019061</text:p>
          </table:table-cell>
          <table:table-cell office:value-type="string">
            <text:p>U0512001800623</text:p>
          </table:table-cell>
          <table:table-cell office:value-type="string">
            <text:p>WITDIA APRILIA SARI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3fcf3b2ccaa471b38e5bcee7be336e40</text:p>
          </table:table-cell>
        </table:table-row>
        <table:table-row>
          <table:table-cell office:value-type="float" office:value="2019062">
            <text:p>2019062</text:p>
          </table:table-cell>
          <table:table-cell office:value-type="string">
            <text:p>U0512001800632</text:p>
          </table:table-cell>
          <table:table-cell office:value-type="string">
            <text:p>ZAHRIA ROSIDA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b58d240cb4c7399291eedc7df6dcf91c</text:p>
          </table:table-cell>
        </table:table-row>
        <table:table-row>
          <table:table-cell office:value-type="float" office:value="2019063">
            <text:p>2019063</text:p>
          </table:table-cell>
          <table:table-cell office:value-type="string">
            <text:p>U0512001800649</text:p>
          </table:table-cell>
          <table:table-cell office:value-type="string">
            <text:p>AFIFAH ROSHIDAH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af7d8ddce60ad2583ac9e2e4b8336c0b</text:p>
          </table:table-cell>
        </table:table-row>
        <table:table-row>
          <table:table-cell office:value-type="float" office:value="2019064">
            <text:p>2019064</text:p>
          </table:table-cell>
          <table:table-cell office:value-type="string">
            <text:p>U0512001800658</text:p>
          </table:table-cell>
          <table:table-cell office:value-type="string">
            <text:p>AMELIA LELYTA OKTAVIA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0d15ceb58acdb5f2a63a0ae6826d50de</text:p>
          </table:table-cell>
        </table:table-row>
        <table:table-row>
          <table:table-cell office:value-type="float" office:value="2019065">
            <text:p>2019065</text:p>
          </table:table-cell>
          <table:table-cell office:value-type="string">
            <text:p>U0512001800667</text:p>
          </table:table-cell>
          <table:table-cell office:value-type="string">
            <text:p>APRILIA NADA HANIFAH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0f64b5889b16225f8b00c6c27a62747f</text:p>
          </table:table-cell>
        </table:table-row>
        <table:table-row>
          <table:table-cell office:value-type="float" office:value="2019066">
            <text:p>2019066</text:p>
          </table:table-cell>
          <table:table-cell office:value-type="string">
            <text:p>U0512001800676</text:p>
          </table:table-cell>
          <table:table-cell office:value-type="string">
            <text:p>ARI FIRMANSYAH PUTRA SASMINTA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d9e8399e016fa2c69ff14fca9ccf697e</text:p>
          </table:table-cell>
        </table:table-row>
        <table:table-row>
          <table:table-cell office:value-type="float" office:value="2019067">
            <text:p>2019067</text:p>
          </table:table-cell>
          <table:table-cell office:value-type="string">
            <text:p>U0512001800685</text:p>
          </table:table-cell>
          <table:table-cell office:value-type="string">
            <text:p>ARISTA IRDIANTO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9bf6b507841472bff1e3b9e9f47cec60</text:p>
          </table:table-cell>
        </table:table-row>
        <table:table-row>
          <table:table-cell office:value-type="float" office:value="2019068">
            <text:p>2019068</text:p>
          </table:table-cell>
          <table:table-cell office:value-type="string">
            <text:p>U0512001800694</text:p>
          </table:table-cell>
          <table:table-cell office:value-type="string">
            <text:p>BAYU TANAYA ABEDNEGO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ae41936b67ff5f07a658ac376c7ec4e1</text:p>
          </table:table-cell>
        </table:table-row>
        <table:table-row>
          <table:table-cell office:value-type="float" office:value="2019069">
            <text:p>2019069</text:p>
          </table:table-cell>
          <table:table-cell office:value-type="string">
            <text:p>U0512001800703</text:p>
          </table:table-cell>
          <table:table-cell office:value-type="string">
            <text:p>CHOLIFATUN KHASANAH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80ed4a4ba675e10f340d91dcb90d04c8</text:p>
          </table:table-cell>
        </table:table-row>
        <table:table-row>
          <table:table-cell office:value-type="float" office:value="2019070">
            <text:p>2019070</text:p>
          </table:table-cell>
          <table:table-cell office:value-type="string">
            <text:p>U0512001800712</text:p>
          </table:table-cell>
          <table:table-cell office:value-type="string">
            <text:p>DANI MAULANA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cd17d433965b0e89853bc55b734746f3</text:p>
          </table:table-cell>
        </table:table-row>
        <table:table-row>
          <table:table-cell office:value-type="float" office:value="2019071">
            <text:p>2019071</text:p>
          </table:table-cell>
          <table:table-cell office:value-type="string">
            <text:p>U0512001800729</text:p>
          </table:table-cell>
          <table:table-cell office:value-type="string">
            <text:p>DINDA TRI PAMBUDI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72dc8da5932481833522c073b0b528f9</text:p>
          </table:table-cell>
        </table:table-row>
        <table:table-row>
          <table:table-cell office:value-type="float" office:value="2019072">
            <text:p>2019072</text:p>
          </table:table-cell>
          <table:table-cell office:value-type="string">
            <text:p>U0512001800738</text:p>
          </table:table-cell>
          <table:table-cell office:value-type="string">
            <text:p>DYAH PUSPITA WARDHANI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e7b58e8d34fcdc7fe1948318ee8f5632</text:p>
          </table:table-cell>
        </table:table-row>
        <table:table-row>
          <table:table-cell office:value-type="float" office:value="2019073">
            <text:p>2019073</text:p>
          </table:table-cell>
          <table:table-cell office:value-type="string">
            <text:p>U0512001800747</text:p>
          </table:table-cell>
          <table:table-cell office:value-type="string">
            <text:p>EKO PANGESTU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d77e782cbfacffdaecde79407c9a3dcf</text:p>
          </table:table-cell>
        </table:table-row>
        <table:table-row>
          <table:table-cell office:value-type="float" office:value="2019074">
            <text:p>2019074</text:p>
          </table:table-cell>
          <table:table-cell office:value-type="string">
            <text:p>U0512001800756</text:p>
          </table:table-cell>
          <table:table-cell office:value-type="string">
            <text:p>ERIKA NOVITA SARI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97fef16c835709e574cd6a55233fd8e9</text:p>
          </table:table-cell>
        </table:table-row>
        <table:table-row>
          <table:table-cell office:value-type="float" office:value="2019075">
            <text:p>2019075</text:p>
          </table:table-cell>
          <table:table-cell office:value-type="string">
            <text:p>U0512001800765</text:p>
          </table:table-cell>
          <table:table-cell office:value-type="string">
            <text:p>ERINDA SUNDARI SAPUTRI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b22aa36b3cd3f758a23be3f262ddfe02</text:p>
          </table:table-cell>
        </table:table-row>
        <table:table-row>
          <table:table-cell office:value-type="float" office:value="2019076">
            <text:p>2019076</text:p>
          </table:table-cell>
          <table:table-cell office:value-type="string">
            <text:p>U0512001800774</text:p>
          </table:table-cell>
          <table:table-cell office:value-type="string">
            <text:p>GARNIS SAVITRI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c88a77040c4c4a4c41141657f377b946</text:p>
          </table:table-cell>
        </table:table-row>
        <table:table-row>
          <table:table-cell office:value-type="float" office:value="2019077">
            <text:p>2019077</text:p>
          </table:table-cell>
          <table:table-cell office:value-type="string">
            <text:p>U0512001800783</text:p>
          </table:table-cell>
          <table:table-cell office:value-type="string">
            <text:p>HERAS DWI APRILIYANTO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2963b14f939a827e9105d5f2a45142fb</text:p>
          </table:table-cell>
        </table:table-row>
        <table:table-row>
          <table:table-cell office:value-type="float" office:value="2019078">
            <text:p>2019078</text:p>
          </table:table-cell>
          <table:table-cell office:value-type="string">
            <text:p>U0512001800792</text:p>
          </table:table-cell>
          <table:table-cell office:value-type="string">
            <text:p>INDAH ADISAFITRI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20bfc5bc02af4ccba2283483ca5946b0</text:p>
          </table:table-cell>
        </table:table-row>
        <table:table-row>
          <table:table-cell office:value-type="float" office:value="2019079">
            <text:p>2019079</text:p>
          </table:table-cell>
          <table:table-cell office:value-type="string">
            <text:p>U0512001800809</text:p>
          </table:table-cell>
          <table:table-cell office:value-type="string">
            <text:p>INTAN RISKA SHOFIYANA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a9bb9e65d97117b79a3f3a578d2de3cb</text:p>
          </table:table-cell>
        </table:table-row>
        <table:table-row>
          <table:table-cell office:value-type="float" office:value="2019080">
            <text:p>2019080</text:p>
          </table:table-cell>
          <table:table-cell office:value-type="string">
            <text:p>U0512001800818</text:p>
          </table:table-cell>
          <table:table-cell office:value-type="string">
            <text:p>LIA AHMADAH YUNITA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645b06df6b488810bb35bdf05ed871ff</text:p>
          </table:table-cell>
        </table:table-row>
        <table:table-row>
          <table:table-cell office:value-type="float" office:value="2019081">
            <text:p>2019081</text:p>
          </table:table-cell>
          <table:table-cell office:value-type="string">
            <text:p>U0512001800827</text:p>
          </table:table-cell>
          <table:table-cell office:value-type="string">
            <text:p>MOCHAMMAD ALIF BUSHTOMY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65127cd2e5f1f0bca38123c75a9a6c7d</text:p>
          </table:table-cell>
        </table:table-row>
        <table:table-row>
          <table:table-cell office:value-type="float" office:value="2019082">
            <text:p>2019082</text:p>
          </table:table-cell>
          <table:table-cell office:value-type="string">
            <text:p>U0512001800836</text:p>
          </table:table-cell>
          <table:table-cell office:value-type="string">
            <text:p>MOHAMMAD SUUD AMIN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c1793f59b16b4e3619cc389357c5a577</text:p>
          </table:table-cell>
        </table:table-row>
        <table:table-row>
          <table:table-cell office:value-type="float" office:value="2019083">
            <text:p>2019083</text:p>
          </table:table-cell>
          <table:table-cell office:value-type="string">
            <text:p>U0512001800845</text:p>
          </table:table-cell>
          <table:table-cell office:value-type="string">
            <text:p>MUHAMMAD ALAIK BIIKHTIAR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6bad0d6aa6ff23a9bc805565ab1886de</text:p>
          </table:table-cell>
        </table:table-row>
        <table:table-row>
          <table:table-cell office:value-type="float" office:value="2019084">
            <text:p>2019084</text:p>
          </table:table-cell>
          <table:table-cell office:value-type="string">
            <text:p>U0512001800854</text:p>
          </table:table-cell>
          <table:table-cell office:value-type="string">
            <text:p>NINDI MUFIDAYANTI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e0dfffd46dec88efb5301d8a1bd237c2</text:p>
          </table:table-cell>
        </table:table-row>
        <table:table-row>
          <table:table-cell office:value-type="float" office:value="2019085">
            <text:p>2019085</text:p>
          </table:table-cell>
          <table:table-cell office:value-type="string">
            <text:p>U0512001800863</text:p>
          </table:table-cell>
          <table:table-cell office:value-type="string">
            <text:p>NOVITA DINI ANGGRAINI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d6f6b46201677ce97bf30e09c933e050</text:p>
          </table:table-cell>
        </table:table-row>
        <table:table-row>
          <table:table-cell office:value-type="float" office:value="2019086">
            <text:p>2019086</text:p>
          </table:table-cell>
          <table:table-cell office:value-type="string">
            <text:p>U0512001800872</text:p>
          </table:table-cell>
          <table:table-cell office:value-type="string">
            <text:p>OKI DANA KRISTIANTO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d452fea1f49092b293d1060e683cfa7a</text:p>
          </table:table-cell>
        </table:table-row>
        <table:table-row>
          <table:table-cell office:value-type="float" office:value="2019087">
            <text:p>2019087</text:p>
          </table:table-cell>
          <table:table-cell office:value-type="string">
            <text:p>U0512001800889</text:p>
          </table:table-cell>
          <table:table-cell office:value-type="string">
            <text:p>PURWADI WASKITO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4da8191cbb1e5fea295850ead2429a9e</text:p>
          </table:table-cell>
        </table:table-row>
        <table:table-row>
          <table:table-cell office:value-type="float" office:value="2019088">
            <text:p>2019088</text:p>
          </table:table-cell>
          <table:table-cell office:value-type="string">
            <text:p>U0512001800898</text:p>
          </table:table-cell>
          <table:table-cell office:value-type="string">
            <text:p>RIRIN PRISTANTI NAWANG WULAN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9c4d25dc3800683a3137fa6c66a87f78</text:p>
          </table:table-cell>
        </table:table-row>
        <table:table-row>
          <table:table-cell office:value-type="float" office:value="2019089">
            <text:p>2019089</text:p>
          </table:table-cell>
          <table:table-cell office:value-type="string">
            <text:p>U0512001800907</text:p>
          </table:table-cell>
          <table:table-cell office:value-type="string">
            <text:p>RIZA MAFIROH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6f357ab5a8c4e2d2b6a2431e7b8788be</text:p>
          </table:table-cell>
        </table:table-row>
        <table:table-row>
          <table:table-cell office:value-type="float" office:value="2019090">
            <text:p>2019090</text:p>
          </table:table-cell>
          <table:table-cell office:value-type="string">
            <text:p>U0512001800916</text:p>
          </table:table-cell>
          <table:table-cell office:value-type="string">
            <text:p>RIZKI NURHIDAYAH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d558c37bffa4587e8087ce3ff8351835</text:p>
          </table:table-cell>
        </table:table-row>
        <table:table-row>
          <table:table-cell office:value-type="float" office:value="2019091">
            <text:p>2019091</text:p>
          </table:table-cell>
          <table:table-cell office:value-type="string">
            <text:p>U0512001800925</text:p>
          </table:table-cell>
          <table:table-cell office:value-type="string">
            <text:p>SABILA DINA ALSAWA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209b005643b6b8512ef4c69a482226d4</text:p>
          </table:table-cell>
        </table:table-row>
        <table:table-row>
          <table:table-cell office:value-type="float" office:value="2019092">
            <text:p>2019092</text:p>
          </table:table-cell>
          <table:table-cell office:value-type="string">
            <text:p>U0512001800934</text:p>
          </table:table-cell>
          <table:table-cell office:value-type="string">
            <text:p>SEPTIAN ADE PRAYOGO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f4eefbcfd422165b1d15ecb874e1a8c3</text:p>
          </table:table-cell>
        </table:table-row>
        <table:table-row>
          <table:table-cell office:value-type="float" office:value="2019093">
            <text:p>2019093</text:p>
          </table:table-cell>
          <table:table-cell office:value-type="string">
            <text:p>U0512001800943</text:p>
          </table:table-cell>
          <table:table-cell office:value-type="string">
            <text:p>VIKA ZULIANTI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152fb56419fdc0407b860a9252e47abe</text:p>
          </table:table-cell>
        </table:table-row>
        <table:table-row>
          <table:table-cell office:value-type="float" office:value="2019094">
            <text:p>2019094</text:p>
          </table:table-cell>
          <table:table-cell office:value-type="string">
            <text:p>U0512001800952</text:p>
          </table:table-cell>
          <table:table-cell office:value-type="string">
            <text:p>AGIS AHKMAT FATONI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be65dc4cd85d1418f60b1beec2e92ca4</text:p>
          </table:table-cell>
        </table:table-row>
        <table:table-row>
          <table:table-cell office:value-type="float" office:value="2019095">
            <text:p>2019095</text:p>
          </table:table-cell>
          <table:table-cell office:value-type="string">
            <text:p>U0512001800969</text:p>
          </table:table-cell>
          <table:table-cell office:value-type="string">
            <text:p>ALFIAN RIYAN EFFENDI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b9f58eb67e911e500aab8699aafe212b</text:p>
          </table:table-cell>
        </table:table-row>
        <table:table-row>
          <table:table-cell office:value-type="float" office:value="2019096">
            <text:p>2019096</text:p>
          </table:table-cell>
          <table:table-cell office:value-type="string">
            <text:p>U0512001800978</text:p>
          </table:table-cell>
          <table:table-cell office:value-type="string">
            <text:p>AMELIYA AFIKA DEWI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b0c40c77a4e59b05bfe9c4aea3feb0dc</text:p>
          </table:table-cell>
        </table:table-row>
        <table:table-row>
          <table:table-cell office:value-type="float" office:value="2019097">
            <text:p>2019097</text:p>
          </table:table-cell>
          <table:table-cell office:value-type="string">
            <text:p>U0512001800987</text:p>
          </table:table-cell>
          <table:table-cell office:value-type="string">
            <text:p>APRILIA PUSPITA KERTA WARDANI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730679a187d031ca08d2cab6385866d4</text:p>
          </table:table-cell>
        </table:table-row>
        <table:table-row>
          <table:table-cell office:value-type="float" office:value="2019098">
            <text:p>2019098</text:p>
          </table:table-cell>
          <table:table-cell office:value-type="string">
            <text:p>U0512001800996</text:p>
          </table:table-cell>
          <table:table-cell office:value-type="string">
            <text:p>AQILLA AYU CAHYANI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47475c699d16564d10480bb022784f01</text:p>
          </table:table-cell>
        </table:table-row>
        <table:table-row>
          <table:table-cell office:value-type="float" office:value="2019099">
            <text:p>2019099</text:p>
          </table:table-cell>
          <table:table-cell office:value-type="string">
            <text:p>U0512001801005</text:p>
          </table:table-cell>
          <table:table-cell office:value-type="string">
            <text:p>ARINDA DWI STYAWAN PUTRI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b959fe9a0c8d7a882ce227d6e4d9e00c</text:p>
          </table:table-cell>
        </table:table-row>
        <table:table-row>
          <table:table-cell office:value-type="float" office:value="2019100">
            <text:p>2019100</text:p>
          </table:table-cell>
          <table:table-cell office:value-type="string">
            <text:p>U0512001801014</text:p>
          </table:table-cell>
          <table:table-cell office:value-type="string">
            <text:p>BELLA NAFISAH PUTRI ARIFIN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828904bbf56967cacc42df18bfcd9976</text:p>
          </table:table-cell>
        </table:table-row>
        <table:table-row>
          <table:table-cell office:value-type="float" office:value="2019101">
            <text:p>2019101</text:p>
          </table:table-cell>
          <table:table-cell office:value-type="string">
            <text:p>U0512001801023</text:p>
          </table:table-cell>
          <table:table-cell office:value-type="string">
            <text:p>CANDRA FIRMANSYAH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57544981c08e6ef8412c0bd8b1c8c201</text:p>
          </table:table-cell>
        </table:table-row>
        <table:table-row>
          <table:table-cell office:value-type="float" office:value="2019102">
            <text:p>2019102</text:p>
          </table:table-cell>
          <table:table-cell office:value-type="string">
            <text:p>U0512001801032</text:p>
          </table:table-cell>
          <table:table-cell office:value-type="string">
            <text:p>DWI AGUS SETIAWAN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766ea0fdd3a5c0f168698063286a3fab</text:p>
          </table:table-cell>
        </table:table-row>
        <table:table-row>
          <table:table-cell office:value-type="float" office:value="2019103">
            <text:p>2019103</text:p>
          </table:table-cell>
          <table:table-cell office:value-type="string">
            <text:p>U0512001801049</text:p>
          </table:table-cell>
          <table:table-cell office:value-type="string">
            <text:p>ELIYAS NUGRAHA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14b2a7eb6cc07225772a066dccf30862</text:p>
          </table:table-cell>
        </table:table-row>
        <table:table-row>
          <table:table-cell office:value-type="float" office:value="2019104">
            <text:p>2019104</text:p>
          </table:table-cell>
          <table:table-cell office:value-type="string">
            <text:p>U0512001801058</text:p>
          </table:table-cell>
          <table:table-cell office:value-type="string">
            <text:p>HUZAIFA DWI YANTI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c89e342f43ce4dd939da2114959155c1</text:p>
          </table:table-cell>
        </table:table-row>
        <table:table-row>
          <table:table-cell office:value-type="float" office:value="2019105">
            <text:p>2019105</text:p>
          </table:table-cell>
          <table:table-cell office:value-type="string">
            <text:p>U0512001801067</text:p>
          </table:table-cell>
          <table:table-cell office:value-type="string">
            <text:p>IRGI CAHYANING SUKMA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17207b3b0877a180e39406738c714ab6</text:p>
          </table:table-cell>
        </table:table-row>
        <table:table-row>
          <table:table-cell office:value-type="float" office:value="2019106">
            <text:p>2019106</text:p>
          </table:table-cell>
          <table:table-cell office:value-type="string">
            <text:p>U0512001801076</text:p>
          </table:table-cell>
          <table:table-cell office:value-type="string">
            <text:p>KARISMA YUPITA RATNASARI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6f22de056d967f26d7efb7f50aca1cf3</text:p>
          </table:table-cell>
        </table:table-row>
        <table:table-row>
          <table:table-cell office:value-type="float" office:value="2019107">
            <text:p>2019107</text:p>
          </table:table-cell>
          <table:table-cell office:value-type="string">
            <text:p>U0512001801085</text:p>
          </table:table-cell>
          <table:table-cell office:value-type="string">
            <text:p>MOHAMAD IRFANDI NOVIANTO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46b3eb695719db3ebd9c880f38bf1743</text:p>
          </table:table-cell>
        </table:table-row>
        <table:table-row>
          <table:table-cell office:value-type="float" office:value="2019108">
            <text:p>2019108</text:p>
          </table:table-cell>
          <table:table-cell office:value-type="string">
            <text:p>U0512001801094</text:p>
          </table:table-cell>
          <table:table-cell office:value-type="string">
            <text:p>MOHAMMAD FAIZ MAULADANA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9f5a8e8241bf8a598d437a302a440d4c</text:p>
          </table:table-cell>
        </table:table-row>
        <table:table-row>
          <table:table-cell office:value-type="float" office:value="2019109">
            <text:p>2019109</text:p>
          </table:table-cell>
          <table:table-cell office:value-type="string">
            <text:p>U0512001801103</text:p>
          </table:table-cell>
          <table:table-cell office:value-type="string">
            <text:p>MUKHAMAD ARIFAI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dce1f0f07fd4298378d4cd80abce4b9e</text:p>
          </table:table-cell>
        </table:table-row>
        <table:table-row>
          <table:table-cell office:value-type="float" office:value="2019110">
            <text:p>2019110</text:p>
          </table:table-cell>
          <table:table-cell office:value-type="string">
            <text:p>U0512001801112</text:p>
          </table:table-cell>
          <table:table-cell office:value-type="string">
            <text:p>NANANG HARTAJI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5e345111a1971647fd597b399eae0c60</text:p>
          </table:table-cell>
        </table:table-row>
        <table:table-row>
          <table:table-cell office:value-type="float" office:value="2019111">
            <text:p>2019111</text:p>
          </table:table-cell>
          <table:table-cell office:value-type="string">
            <text:p>U0512001801129</text:p>
          </table:table-cell>
          <table:table-cell office:value-type="string">
            <text:p>NILLAH AL FADILAH NIKMATULLOH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ed844c4ee17b9a9a3cf45b482fee5c80</text:p>
          </table:table-cell>
        </table:table-row>
        <table:table-row>
          <table:table-cell office:value-type="float" office:value="2019112">
            <text:p>2019112</text:p>
          </table:table-cell>
          <table:table-cell office:value-type="string">
            <text:p>U0512001801138</text:p>
          </table:table-cell>
          <table:table-cell office:value-type="string">
            <text:p>NURIS EMILIYA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f134e5b67f3fb6f146ba37c794b37a80</text:p>
          </table:table-cell>
        </table:table-row>
        <table:table-row>
          <table:table-cell office:value-type="float" office:value="2019113">
            <text:p>2019113</text:p>
          </table:table-cell>
          <table:table-cell office:value-type="string">
            <text:p>U0512001801147</text:p>
          </table:table-cell>
          <table:table-cell office:value-type="string">
            <text:p>RIZKY VITRA ANNISA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986712af496a98bfe64f46358650aac1</text:p>
          </table:table-cell>
        </table:table-row>
        <table:table-row>
          <table:table-cell office:value-type="float" office:value="2019114">
            <text:p>2019114</text:p>
          </table:table-cell>
          <table:table-cell office:value-type="string">
            <text:p>U0512001801156</text:p>
          </table:table-cell>
          <table:table-cell office:value-type="string">
            <text:p>ROSAD JUNAIDI BAKHTIAR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a8310c18c55ae6bcca026af5e992c241</text:p>
          </table:table-cell>
        </table:table-row>
        <table:table-row>
          <table:table-cell office:value-type="float" office:value="2019115">
            <text:p>2019115</text:p>
          </table:table-cell>
          <table:table-cell office:value-type="string">
            <text:p>U0512001801165</text:p>
          </table:table-cell>
          <table:table-cell office:value-type="string">
            <text:p>SAHIRA RIFANIL MUAZZA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06f9271503a23a584ea5cb071b671be6</text:p>
          </table:table-cell>
        </table:table-row>
        <table:table-row>
          <table:table-cell office:value-type="float" office:value="2019116">
            <text:p>2019116</text:p>
          </table:table-cell>
          <table:table-cell office:value-type="string">
            <text:p>U0512001801174</text:p>
          </table:table-cell>
          <table:table-cell office:value-type="string">
            <text:p>SILVIA ROSSA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344708d6773a8d1373b6288e5ae63bef</text:p>
          </table:table-cell>
        </table:table-row>
        <table:table-row>
          <table:table-cell office:value-type="float" office:value="2019117">
            <text:p>2019117</text:p>
          </table:table-cell>
          <table:table-cell office:value-type="string">
            <text:p>U0512001801183</text:p>
          </table:table-cell>
          <table:table-cell office:value-type="string">
            <text:p>SISKA ERVI ANDINI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8312e8359bd1ca972e3f211fd5719a3a</text:p>
          </table:table-cell>
        </table:table-row>
        <table:table-row>
          <table:table-cell office:value-type="float" office:value="2019118">
            <text:p>2019118</text:p>
          </table:table-cell>
          <table:table-cell office:value-type="string">
            <text:p>U0512001801192</text:p>
          </table:table-cell>
          <table:table-cell office:value-type="string">
            <text:p>SRI RAHAYU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6b329d24146e5d90016b6a9bf8a6d07c</text:p>
          </table:table-cell>
        </table:table-row>
        <table:table-row>
          <table:table-cell office:value-type="float" office:value="2019119">
            <text:p>2019119</text:p>
          </table:table-cell>
          <table:table-cell office:value-type="string">
            <text:p>U0512001801209</text:p>
          </table:table-cell>
          <table:table-cell office:value-type="string">
            <text:p>SYARIF HIDAYATULLAH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e95f5d4d0b81c6c9baa55fd60a32f613</text:p>
          </table:table-cell>
        </table:table-row>
        <table:table-row>
          <table:table-cell office:value-type="float" office:value="2019120">
            <text:p>2019120</text:p>
          </table:table-cell>
          <table:table-cell office:value-type="string">
            <text:p>U0512001801218</text:p>
          </table:table-cell>
          <table:table-cell office:value-type="string">
            <text:p>UMI FADILAH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859be22884d3640076c71ff4e543176c</text:p>
          </table:table-cell>
        </table:table-row>
        <table:table-row>
          <table:table-cell office:value-type="float" office:value="2019121">
            <text:p>2019121</text:p>
          </table:table-cell>
          <table:table-cell office:value-type="string">
            <text:p>U0512001801227</text:p>
          </table:table-cell>
          <table:table-cell office:value-type="string">
            <text:p>VIDIA SISTIYAR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f887b12a4af390996eca1e6058018f23</text:p>
          </table:table-cell>
        </table:table-row>
        <table:table-row>
          <table:table-cell office:value-type="float" office:value="2019122">
            <text:p>2019122</text:p>
          </table:table-cell>
          <table:table-cell office:value-type="string">
            <text:p>U0512001801236</text:p>
          </table:table-cell>
          <table:table-cell office:value-type="string">
            <text:p>VILA ROCHMALIA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ade36e61cd06096288006b73167a5d7d</text:p>
          </table:table-cell>
        </table:table-row>
        <table:table-row>
          <table:table-cell office:value-type="float" office:value="2019123">
            <text:p>2019123</text:p>
          </table:table-cell>
          <table:table-cell office:value-type="string">
            <text:p>U0512001801245</text:p>
          </table:table-cell>
          <table:table-cell office:value-type="string">
            <text:p>YAYUK PUTRI NUR ALIFAH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03a1536c1837d5f8809428c34e1a3841</text:p>
          </table:table-cell>
        </table:table-row>
        <table:table-row>
          <table:table-cell office:value-type="float" office:value="2019124">
            <text:p>2019124</text:p>
          </table:table-cell>
          <table:table-cell office:value-type="string">
            <text:p>U0512001801254</text:p>
          </table:table-cell>
          <table:table-cell office:value-type="string">
            <text:p>YUSTINA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bbea9c989e3be5c20495bd8d1cc21d29</text:p>
          </table:table-cell>
        </table:table-row>
        <table:table-row>
          <table:table-cell office:value-type="float" office:value="2019125">
            <text:p>2019125</text:p>
          </table:table-cell>
          <table:table-cell office:value-type="string">
            <text:p>U0512001801263</text:p>
          </table:table-cell>
          <table:table-cell office:value-type="string">
            <text:p>ABDALLAH AQIL ALAFI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string">
            <text:p>2782a87480ee980bfc7a693124527df7</text:p>
          </table:table-cell>
        </table:table-row>
        <table:table-row>
          <table:table-cell office:value-type="float" office:value="2019126">
            <text:p>2019126</text:p>
          </table:table-cell>
          <table:table-cell office:value-type="string">
            <text:p>U0512001801272</text:p>
          </table:table-cell>
          <table:table-cell office:value-type="string">
            <text:p>AFIFA WITANIA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76c428f3323029031fbcccd6d2544cf2</text:p>
          </table:table-cell>
        </table:table-row>
        <table:table-row>
          <table:table-cell office:value-type="float" office:value="2019127">
            <text:p>2019127</text:p>
          </table:table-cell>
          <table:table-cell office:value-type="string">
            <text:p>U0512001801289</text:p>
          </table:table-cell>
          <table:table-cell office:value-type="string">
            <text:p>ALDI SAPUTRA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string">
            <text:p>7f3d1758c759a83cb0012ccc4abc2a02</text:p>
          </table:table-cell>
        </table:table-row>
        <table:table-row>
          <table:table-cell office:value-type="float" office:value="2019128">
            <text:p>2019128</text:p>
          </table:table-cell>
          <table:table-cell office:value-type="string">
            <text:p>U0512001801298</text:p>
          </table:table-cell>
          <table:table-cell office:value-type="string">
            <text:p>ALEXANDER DWIKI HIDAYATULLAH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string">
            <text:p>6d2f94f6e561e6bc8ead9d8c5bb55e93</text:p>
          </table:table-cell>
        </table:table-row>
        <table:table-row>
          <table:table-cell office:value-type="float" office:value="2019129">
            <text:p>2019129</text:p>
          </table:table-cell>
          <table:table-cell office:value-type="string">
            <text:p>U0512001801307</text:p>
          </table:table-cell>
          <table:table-cell office:value-type="string">
            <text:p>ARIF PERDANA PUTRA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string">
            <text:p>6d070d6cc1263a24412d14d9b8aab4af</text:p>
          </table:table-cell>
        </table:table-row>
        <table:table-row>
          <table:table-cell office:value-type="float" office:value="2019130">
            <text:p>2019130</text:p>
          </table:table-cell>
          <table:table-cell office:value-type="string">
            <text:p>U0512001801316</text:p>
          </table:table-cell>
          <table:table-cell office:value-type="string">
            <text:p>BAYU MUSYAHIDIN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string">
            <text:p>625d6fb19b80f69b4d554ebdf4af7474</text:p>
          </table:table-cell>
        </table:table-row>
        <table:table-row>
          <table:table-cell office:value-type="float" office:value="2019131">
            <text:p>2019131</text:p>
          </table:table-cell>
          <table:table-cell office:value-type="string">
            <text:p>U0512001801325</text:p>
          </table:table-cell>
          <table:table-cell office:value-type="string">
            <text:p>DEVITA TRISNA AYU LEVIA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85db9f156e9a71f3c24fc128957b7052</text:p>
          </table:table-cell>
        </table:table-row>
        <table:table-row>
          <table:table-cell office:value-type="float" office:value="2019132">
            <text:p>2019132</text:p>
          </table:table-cell>
          <table:table-cell office:value-type="string">
            <text:p>U0512001801334</text:p>
          </table:table-cell>
          <table:table-cell office:value-type="string">
            <text:p>DEWI KURNIAWATI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5ae244d91d76fddcecfd7bf7dbdf246d</text:p>
          </table:table-cell>
        </table:table-row>
        <table:table-row>
          <table:table-cell office:value-type="float" office:value="2019133">
            <text:p>2019133</text:p>
          </table:table-cell>
          <table:table-cell office:value-type="string">
            <text:p>U0512001801343</text:p>
          </table:table-cell>
          <table:table-cell office:value-type="string">
            <text:p>DITA ANGGRAENI PUTRI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5979b5c1062940ecb4298742de5fa2da</text:p>
          </table:table-cell>
        </table:table-row>
        <table:table-row>
          <table:table-cell office:value-type="float" office:value="2019134">
            <text:p>2019134</text:p>
          </table:table-cell>
          <table:table-cell office:value-type="string">
            <text:p>U0512001801352</text:p>
          </table:table-cell>
          <table:table-cell office:value-type="string">
            <text:p>DYAN DHIASTYA WIYONO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20478391077f607afb258b2b47b191bf</text:p>
          </table:table-cell>
        </table:table-row>
        <table:table-row>
          <table:table-cell office:value-type="float" office:value="2019135">
            <text:p>2019135</text:p>
          </table:table-cell>
          <table:table-cell office:value-type="string">
            <text:p>U0512001801369</text:p>
          </table:table-cell>
          <table:table-cell office:value-type="string">
            <text:p>ELSA FIRLIANA RAMADANI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348dad50c8289106b75a78d970f124e6</text:p>
          </table:table-cell>
        </table:table-row>
        <table:table-row>
          <table:table-cell office:value-type="float" office:value="2019136">
            <text:p>2019136</text:p>
          </table:table-cell>
          <table:table-cell office:value-type="string">
            <text:p>U0512001801378</text:p>
          </table:table-cell>
          <table:table-cell office:value-type="string">
            <text:p>ETNANDIA TRI WULANDARI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7b6803087ff9f85f74f9493c4bfc57f5</text:p>
          </table:table-cell>
        </table:table-row>
        <table:table-row>
          <table:table-cell office:value-type="float" office:value="2019137">
            <text:p>2019137</text:p>
          </table:table-cell>
          <table:table-cell office:value-type="string">
            <text:p>U0512001801387</text:p>
          </table:table-cell>
          <table:table-cell office:value-type="string">
            <text:p>EVI LEYTA PUTRI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751a486a5f30c5dd9fbe8c3dc77a112f</text:p>
          </table:table-cell>
        </table:table-row>
        <table:table-row>
          <table:table-cell office:value-type="float" office:value="2019138">
            <text:p>2019138</text:p>
          </table:table-cell>
          <table:table-cell office:value-type="string">
            <text:p>U0512001801396</text:p>
          </table:table-cell>
          <table:table-cell office:value-type="string">
            <text:p>FERA TIARA YUNITASARI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0647235c6fffaf55b63756d7a206287f</text:p>
          </table:table-cell>
        </table:table-row>
        <table:table-row>
          <table:table-cell office:value-type="float" office:value="2019139">
            <text:p>2019139</text:p>
          </table:table-cell>
          <table:table-cell office:value-type="string">
            <text:p>U0512001801405</text:p>
          </table:table-cell>
          <table:table-cell office:value-type="string">
            <text:p>HABIB HANAFI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string">
            <text:p>69398e75a4c6ee11d758c68bfad1db9d</text:p>
          </table:table-cell>
        </table:table-row>
        <table:table-row>
          <table:table-cell office:value-type="float" office:value="2019140">
            <text:p>2019140</text:p>
          </table:table-cell>
          <table:table-cell office:value-type="string">
            <text:p>U0512001801414</text:p>
          </table:table-cell>
          <table:table-cell office:value-type="string">
            <text:p>HERU PRIYANTO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string">
            <text:p>a5c34dc7bdc464fdcc2872793939e6ea</text:p>
          </table:table-cell>
        </table:table-row>
        <table:table-row>
          <table:table-cell office:value-type="float" office:value="2019141">
            <text:p>2019141</text:p>
          </table:table-cell>
          <table:table-cell office:value-type="string">
            <text:p>U0512001801423</text:p>
          </table:table-cell>
          <table:table-cell office:value-type="string">
            <text:p>IHDA ZAHROTIN NISA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4389f39e127a02152bac71c797837cc0</text:p>
          </table:table-cell>
        </table:table-row>
        <table:table-row>
          <table:table-cell office:value-type="float" office:value="2019142">
            <text:p>2019142</text:p>
          </table:table-cell>
          <table:table-cell office:value-type="string">
            <text:p>U0512001801432</text:p>
          </table:table-cell>
          <table:table-cell office:value-type="string">
            <text:p>INDRA RAHMA PRATIWI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83229f4e27b4a8ba81d254f2e1615c81</text:p>
          </table:table-cell>
        </table:table-row>
        <table:table-row>
          <table:table-cell office:value-type="float" office:value="2019143">
            <text:p>2019143</text:p>
          </table:table-cell>
          <table:table-cell office:value-type="string">
            <text:p>U0512001801449</text:p>
          </table:table-cell>
          <table:table-cell office:value-type="string">
            <text:p>LAILATUL NUR AFITA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5061b11ae2d61828af5fb174d06ce064</text:p>
          </table:table-cell>
        </table:table-row>
        <table:table-row>
          <table:table-cell office:value-type="float" office:value="2019144">
            <text:p>2019144</text:p>
          </table:table-cell>
          <table:table-cell office:value-type="string">
            <text:p>U0512001801458</text:p>
          </table:table-cell>
          <table:table-cell office:value-type="string">
            <text:p>MUHAMMAD ARIZKY AKBAR HARIYANTO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string">
            <text:p>b021049a2916d1bab77c4d28b021694a</text:p>
          </table:table-cell>
        </table:table-row>
        <table:table-row>
          <table:table-cell office:value-type="float" office:value="2019145">
            <text:p>2019145</text:p>
          </table:table-cell>
          <table:table-cell office:value-type="string">
            <text:p>U0512001801467</text:p>
          </table:table-cell>
          <table:table-cell office:value-type="string">
            <text:p>NOVAN DWIRITANTO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string">
            <text:p>46bea1fd4086bb851f1a78be2c94e374</text:p>
          </table:table-cell>
        </table:table-row>
        <table:table-row>
          <table:table-cell office:value-type="float" office:value="2019146">
            <text:p>2019146</text:p>
          </table:table-cell>
          <table:table-cell office:value-type="string">
            <text:p>U0512001801476</text:p>
          </table:table-cell>
          <table:table-cell office:value-type="string">
            <text:p>NUR ISWATUN KHASANAH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fe79d9d87edad59d66cadd903894b93c</text:p>
          </table:table-cell>
        </table:table-row>
        <table:table-row>
          <table:table-cell office:value-type="float" office:value="2019147">
            <text:p>2019147</text:p>
          </table:table-cell>
          <table:table-cell office:value-type="string">
            <text:p>U0512001801485</text:p>
          </table:table-cell>
          <table:table-cell office:value-type="string">
            <text:p>NUR ROBIATI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0abdf4f9db52a46b3fba133b77ad91d8</text:p>
          </table:table-cell>
        </table:table-row>
        <table:table-row>
          <table:table-cell office:value-type="float" office:value="2019148">
            <text:p>2019148</text:p>
          </table:table-cell>
          <table:table-cell office:value-type="string">
            <text:p>U0512001801494</text:p>
          </table:table-cell>
          <table:table-cell office:value-type="string">
            <text:p>REVIERRA CAHYANTARA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3ca2641b698dcca547bb369fdb58dbe6</text:p>
          </table:table-cell>
        </table:table-row>
        <table:table-row>
          <table:table-cell office:value-type="float" office:value="2019149">
            <text:p>2019149</text:p>
          </table:table-cell>
          <table:table-cell office:value-type="string">
            <text:p>U0512001801503</text:p>
          </table:table-cell>
          <table:table-cell office:value-type="string">
            <text:p>RIZKY AULIA SARI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683fbd7502c75a702adb0c69e20b1f62</text:p>
          </table:table-cell>
        </table:table-row>
        <table:table-row>
          <table:table-cell office:value-type="float" office:value="2019150">
            <text:p>2019150</text:p>
          </table:table-cell>
          <table:table-cell office:value-type="string">
            <text:p>U0512001801512</text:p>
          </table:table-cell>
          <table:table-cell office:value-type="string">
            <text:p>SEKAR WIDIA RAHMASARI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42d373c8a4dc3a93223306afbf8f9855</text:p>
          </table:table-cell>
        </table:table-row>
        <table:table-row>
          <table:table-cell office:value-type="float" office:value="2019151">
            <text:p>2019151</text:p>
          </table:table-cell>
          <table:table-cell office:value-type="string">
            <text:p>U0512001801529</text:p>
          </table:table-cell>
          <table:table-cell office:value-type="string">
            <text:p>SHELLA AULIA FATWA WANDA SAHIRA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f265b21056343745aba27c02272120c4</text:p>
          </table:table-cell>
        </table:table-row>
        <table:table-row>
          <table:table-cell office:value-type="float" office:value="2019152">
            <text:p>2019152</text:p>
          </table:table-cell>
          <table:table-cell office:value-type="string">
            <text:p>U0512001801538</text:p>
          </table:table-cell>
          <table:table-cell office:value-type="string">
            <text:p>SHYFAK BAGUS RAFIYANTO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 office:value-type="string">
            <text:p>cdd987110059007040495803ad28fd99</text:p>
          </table:table-cell>
        </table:table-row>
        <table:table-row>
          <table:table-cell office:value-type="float" office:value="2019153">
            <text:p>2019153</text:p>
          </table:table-cell>
          <table:table-cell office:value-type="string">
            <text:p>U0512001801547</text:p>
          </table:table-cell>
          <table:table-cell office:value-type="string">
            <text:p>SITI ANABELLA WULANDARI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0766ce4a8dfc84a0d175e240f42f0b5f</text:p>
          </table:table-cell>
        </table:table-row>
        <table:table-row>
          <table:table-cell office:value-type="float" office:value="2019154">
            <text:p>2019154</text:p>
          </table:table-cell>
          <table:table-cell office:value-type="string">
            <text:p>U0512001801556</text:p>
          </table:table-cell>
          <table:table-cell office:value-type="string">
            <text:p>SITI NUR AYUNI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932884d75253de79fb2e9aaa693a5771</text:p>
          </table:table-cell>
        </table:table-row>
        <table:table-row>
          <table:table-cell office:value-type="float" office:value="2019155">
            <text:p>2019155</text:p>
          </table:table-cell>
          <table:table-cell office:value-type="string">
            <text:p>U0512001801565</text:p>
          </table:table-cell>
          <table:table-cell office:value-type="string">
            <text:p>SRI NANDA TRESNAWATI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0ee8463c214ce71905e00fe52080841c</text:p>
          </table:table-cell>
        </table:table-row>
        <table:table-row>
          <table:table-cell office:value-type="float" office:value="2019156">
            <text:p>2019156</text:p>
          </table:table-cell>
          <table:table-cell office:value-type="string">
            <text:p>U0512001801574</text:p>
          </table:table-cell>
          <table:table-cell office:value-type="string">
            <text:p>ULLY LAILI MUSYAROFAH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string">
            <text:p>632e30433d0c1da137a599bb1fe57df2</text:p>
          </table:table-cell>
        </table:table-row>
        <table:table-row>
          <table:table-cell office:value-type="float" office:value="2019157">
            <text:p>2019157</text:p>
          </table:table-cell>
          <table:table-cell office:value-type="string">
            <text:p>U0512001801583</text:p>
          </table:table-cell>
          <table:table-cell office:value-type="string">
            <text:p>AGUSTIN YUSITA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167320b9453becd23d1d4cbaea305d16</text:p>
          </table:table-cell>
        </table:table-row>
        <table:table-row>
          <table:table-cell office:value-type="float" office:value="2019158">
            <text:p>2019158</text:p>
          </table:table-cell>
          <table:table-cell office:value-type="string">
            <text:p>U0512001801592</text:p>
          </table:table-cell>
          <table:table-cell office:value-type="string">
            <text:p>AINUN NADHIROH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c6d107bece40baad91383de62eba746b</text:p>
          </table:table-cell>
        </table:table-row>
        <table:table-row>
          <table:table-cell office:value-type="float" office:value="2019159">
            <text:p>2019159</text:p>
          </table:table-cell>
          <table:table-cell office:value-type="string">
            <text:p>U0512001801609</text:p>
          </table:table-cell>
          <table:table-cell office:value-type="string">
            <text:p>AMINATUS SADIAH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924f08ecc44191960225942fc1762ba1</text:p>
          </table:table-cell>
        </table:table-row>
        <table:table-row>
          <table:table-cell office:value-type="float" office:value="2019160">
            <text:p>2019160</text:p>
          </table:table-cell>
          <table:table-cell office:value-type="string">
            <text:p>U0512001801618</text:p>
          </table:table-cell>
          <table:table-cell office:value-type="string">
            <text:p>ANNISA ANAS TANTIA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413e15a9cdf2170e2cece14a46b4b3ae</text:p>
          </table:table-cell>
        </table:table-row>
        <table:table-row>
          <table:table-cell office:value-type="float" office:value="2019161">
            <text:p>2019161</text:p>
          </table:table-cell>
          <table:table-cell office:value-type="string">
            <text:p>U0512001801627</text:p>
          </table:table-cell>
          <table:table-cell office:value-type="string">
            <text:p>DIMAS ARYA WINATA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227441a79967fc480b26a97e1263178c</text:p>
          </table:table-cell>
        </table:table-row>
        <table:table-row>
          <table:table-cell office:value-type="float" office:value="2019162">
            <text:p>2019162</text:p>
          </table:table-cell>
          <table:table-cell office:value-type="string">
            <text:p>U0512001801636</text:p>
          </table:table-cell>
          <table:table-cell office:value-type="string">
            <text:p>EKA MAULIA UMROTUS SHOLIKHAH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fef268a3a80fa7def7c5c0d220c8a82f</text:p>
          </table:table-cell>
        </table:table-row>
        <table:table-row>
          <table:table-cell office:value-type="float" office:value="2019163">
            <text:p>2019163</text:p>
          </table:table-cell>
          <table:table-cell office:value-type="string">
            <text:p>U0512001801645</text:p>
          </table:table-cell>
          <table:table-cell office:value-type="string">
            <text:p>FIFI KURNIA ILAHI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59f75c0d1c00fb8a7617d323f2048892</text:p>
          </table:table-cell>
        </table:table-row>
        <table:table-row>
          <table:table-cell office:value-type="float" office:value="2019164">
            <text:p>2019164</text:p>
          </table:table-cell>
          <table:table-cell office:value-type="string">
            <text:p>U0512001801654</text:p>
          </table:table-cell>
          <table:table-cell office:value-type="string">
            <text:p>FIKA ASMAUL KHUSNAH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d1629d4816f2c9d9f64dc194029c9697</text:p>
          </table:table-cell>
        </table:table-row>
        <table:table-row>
          <table:table-cell office:value-type="float" office:value="2019165">
            <text:p>2019165</text:p>
          </table:table-cell>
          <table:table-cell office:value-type="string">
            <text:p>U0512001801663</text:p>
          </table:table-cell>
          <table:table-cell office:value-type="string">
            <text:p>FINA RAHMAWATI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f8e0a693ea18e87bfb2f8dc7f5e61f64</text:p>
          </table:table-cell>
        </table:table-row>
        <table:table-row>
          <table:table-cell office:value-type="float" office:value="2019166">
            <text:p>2019166</text:p>
          </table:table-cell>
          <table:table-cell office:value-type="string">
            <text:p>U0512001801672</text:p>
          </table:table-cell>
          <table:table-cell office:value-type="string">
            <text:p>FINDI NUR AFITRI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e9f57b09fb3d59177e28a8cea9ff291e</text:p>
          </table:table-cell>
        </table:table-row>
        <table:table-row>
          <table:table-cell office:value-type="float" office:value="2019167">
            <text:p>2019167</text:p>
          </table:table-cell>
          <table:table-cell office:value-type="string">
            <text:p>U0512001801689</text:p>
          </table:table-cell>
          <table:table-cell office:value-type="string">
            <text:p>FITRI KHASANAH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17b3b4f46a8299ae2b5d4d57b1d733fc</text:p>
          </table:table-cell>
        </table:table-row>
        <table:table-row>
          <table:table-cell office:value-type="float" office:value="2019168">
            <text:p>2019168</text:p>
          </table:table-cell>
          <table:table-cell office:value-type="string">
            <text:p>U0512001801698</text:p>
          </table:table-cell>
          <table:table-cell office:value-type="string">
            <text:p>IKA RAHAYU SRIWINANTI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52bb3934cd171bcf4a9f1f216fb4c76d</text:p>
          </table:table-cell>
        </table:table-row>
        <table:table-row>
          <table:table-cell office:value-type="float" office:value="2019169">
            <text:p>2019169</text:p>
          </table:table-cell>
          <table:table-cell office:value-type="string">
            <text:p>U0512001801707</text:p>
          </table:table-cell>
          <table:table-cell office:value-type="string">
            <text:p>INDAH WINATI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16e3cc48e349e8769c394ac551f47cf0</text:p>
          </table:table-cell>
        </table:table-row>
        <table:table-row>
          <table:table-cell office:value-type="float" office:value="2019170">
            <text:p>2019170</text:p>
          </table:table-cell>
          <table:table-cell office:value-type="string">
            <text:p>U0512001801716</text:p>
          </table:table-cell>
          <table:table-cell office:value-type="string">
            <text:p>ISROATIN AMALIYA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d244c105abb79b0175eaf455ce32241e</text:p>
          </table:table-cell>
        </table:table-row>
        <table:table-row>
          <table:table-cell office:value-type="float" office:value="2019171">
            <text:p>2019171</text:p>
          </table:table-cell>
          <table:table-cell office:value-type="string">
            <text:p>U0512001801725</text:p>
          </table:table-cell>
          <table:table-cell office:value-type="string">
            <text:p>ISTIQOMAH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2d924602fc968e8e1c4a3a645e734aa7</text:p>
          </table:table-cell>
        </table:table-row>
        <table:table-row>
          <table:table-cell office:value-type="float" office:value="2019172">
            <text:p>2019172</text:p>
          </table:table-cell>
          <table:table-cell office:value-type="string">
            <text:p>U0512001801734</text:p>
          </table:table-cell>
          <table:table-cell office:value-type="string">
            <text:p>LAILATUL MAFULA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1454c201786560ed7860851e0fd83547</text:p>
          </table:table-cell>
        </table:table-row>
        <table:table-row>
          <table:table-cell office:value-type="float" office:value="2019173">
            <text:p>2019173</text:p>
          </table:table-cell>
          <table:table-cell office:value-type="string">
            <text:p>U0512001801743</text:p>
          </table:table-cell>
          <table:table-cell office:value-type="string">
            <text:p>LULUK SUHARIANTI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16ebc74ba623d416b50828b5e098586a</text:p>
          </table:table-cell>
        </table:table-row>
        <table:table-row>
          <table:table-cell office:value-type="float" office:value="2019174">
            <text:p>2019174</text:p>
          </table:table-cell>
          <table:table-cell office:value-type="string">
            <text:p>U0512001801752</text:p>
          </table:table-cell>
          <table:table-cell office:value-type="string">
            <text:p>MELLA YUVITA PUSPARANI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c5d88d06ec44f15254047ab0c56139ae</text:p>
          </table:table-cell>
        </table:table-row>
        <table:table-row>
          <table:table-cell office:value-type="float" office:value="2019175">
            <text:p>2019175</text:p>
          </table:table-cell>
          <table:table-cell office:value-type="string">
            <text:p>U0512001801769</text:p>
          </table:table-cell>
          <table:table-cell office:value-type="string">
            <text:p>MUHAMAD KHOIRUMA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37fe7ddf536ebf089c09fd64783d38d6</text:p>
          </table:table-cell>
        </table:table-row>
        <table:table-row>
          <table:table-cell office:value-type="float" office:value="2019176">
            <text:p>2019176</text:p>
          </table:table-cell>
          <table:table-cell office:value-type="string">
            <text:p>U0512001801778</text:p>
          </table:table-cell>
          <table:table-cell office:value-type="string">
            <text:p>NUR AINI FITRIANA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d14b0145e85b4db09bb2d318334e9773</text:p>
          </table:table-cell>
        </table:table-row>
        <table:table-row>
          <table:table-cell office:value-type="float" office:value="2019177">
            <text:p>2019177</text:p>
          </table:table-cell>
          <table:table-cell office:value-type="string">
            <text:p>U0512001801787</text:p>
          </table:table-cell>
          <table:table-cell office:value-type="string">
            <text:p>NUR AZIZAH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c26a0682d6348ce3fe989fd732eb2731</text:p>
          </table:table-cell>
        </table:table-row>
        <table:table-row>
          <table:table-cell office:value-type="float" office:value="2019178">
            <text:p>2019178</text:p>
          </table:table-cell>
          <table:table-cell office:value-type="string">
            <text:p>U0512001801796</text:p>
          </table:table-cell>
          <table:table-cell office:value-type="string">
            <text:p>POPPY NURUL IZZAH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86d81f0d3fbb87b12f0ed29abb0c7604</text:p>
          </table:table-cell>
        </table:table-row>
        <table:table-row>
          <table:table-cell office:value-type="float" office:value="2019179">
            <text:p>2019179</text:p>
          </table:table-cell>
          <table:table-cell office:value-type="string">
            <text:p>U0512001801805</text:p>
          </table:table-cell>
          <table:table-cell office:value-type="string">
            <text:p>PUTERI PUSPITASARI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c3f435d9f46713f7480634fb00eb5956</text:p>
          </table:table-cell>
        </table:table-row>
        <table:table-row>
          <table:table-cell office:value-type="float" office:value="2019180">
            <text:p>2019180</text:p>
          </table:table-cell>
          <table:table-cell office:value-type="string">
            <text:p>U0512001801814</text:p>
          </table:table-cell>
          <table:table-cell office:value-type="string">
            <text:p>SHELFINA HIDAYATI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60205dfd9002f98b153ca25079026551</text:p>
          </table:table-cell>
        </table:table-row>
        <table:table-row>
          <table:table-cell office:value-type="float" office:value="2019181">
            <text:p>2019181</text:p>
          </table:table-cell>
          <table:table-cell office:value-type="string">
            <text:p>U0512001801823</text:p>
          </table:table-cell>
          <table:table-cell office:value-type="string">
            <text:p>SITI RIKEN OKTAFIYANI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1ec05fe8b194af7ce86e86fdb519132a</text:p>
          </table:table-cell>
        </table:table-row>
        <table:table-row>
          <table:table-cell office:value-type="float" office:value="2019182">
            <text:p>2019182</text:p>
          </table:table-cell>
          <table:table-cell office:value-type="string">
            <text:p>U0512001801832</text:p>
          </table:table-cell>
          <table:table-cell office:value-type="string">
            <text:p>SITI ROSIDAH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74e1db28cb4aaa5c310baba915716270</text:p>
          </table:table-cell>
        </table:table-row>
        <table:table-row>
          <table:table-cell office:value-type="float" office:value="2019183">
            <text:p>2019183</text:p>
          </table:table-cell>
          <table:table-cell office:value-type="string">
            <text:p>U0512001801849</text:p>
          </table:table-cell>
          <table:table-cell office:value-type="string">
            <text:p>WIDIYA SOFI EXTANTI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7569186d91b48fd22bcc3e94841bd125</text:p>
          </table:table-cell>
        </table:table-row>
        <table:table-row>
          <table:table-cell office:value-type="float" office:value="2019184">
            <text:p>2019184</text:p>
          </table:table-cell>
          <table:table-cell office:value-type="string">
            <text:p>U0512001801858</text:p>
          </table:table-cell>
          <table:table-cell office:value-type="string">
            <text:p>YULI SULISETIANINGSIH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dfc63e0b10e582ab4f85ce46e1f63fb4</text:p>
          </table:table-cell>
        </table:table-row>
        <table:table-row>
          <table:table-cell office:value-type="float" office:value="2019185">
            <text:p>2019185</text:p>
          </table:table-cell>
          <table:table-cell office:value-type="string">
            <text:p>U0512001801867</text:p>
          </table:table-cell>
          <table:table-cell office:value-type="string">
            <text:p>YULIA ANDRIANA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74d7ea9293e275f1842f2b507aa952ef</text:p>
          </table:table-cell>
        </table:table-row>
        <table:table-row>
          <table:table-cell office:value-type="float" office:value="2019186">
            <text:p>2019186</text:p>
          </table:table-cell>
          <table:table-cell office:value-type="string">
            <text:p>U0512001801876</text:p>
          </table:table-cell>
          <table:table-cell office:value-type="string">
            <text:p>ZUNI PURWATI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8bbf1159aa441ec7c0129d6ce853fad0</text:p>
          </table:table-cell>
        </table:table-row>
        <table:table-row>
          <table:table-cell office:value-type="float" office:value="2019187">
            <text:p>2019187</text:p>
          </table:table-cell>
          <table:table-cell office:value-type="string">
            <text:p>U0512001801885</text:p>
          </table:table-cell>
          <table:table-cell office:value-type="string">
            <text:p>ADITYA DWI RAMADHAN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4ce8eccb1e628847b69ff5dc51218169</text:p>
          </table:table-cell>
        </table:table-row>
        <table:table-row>
          <table:table-cell office:value-type="float" office:value="2019188">
            <text:p>2019188</text:p>
          </table:table-cell>
          <table:table-cell office:value-type="string">
            <text:p>U0512001801894</text:p>
          </table:table-cell>
          <table:table-cell office:value-type="string">
            <text:p>AFFRIAN BUDI ASWIN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0dfe1569a422d603632710dd0b08d721</text:p>
          </table:table-cell>
        </table:table-row>
        <table:table-row>
          <table:table-cell office:value-type="float" office:value="2019189">
            <text:p>2019189</text:p>
          </table:table-cell>
          <table:table-cell office:value-type="string">
            <text:p>U0512001801903</text:p>
          </table:table-cell>
          <table:table-cell office:value-type="string">
            <text:p>AFWAN MABRURI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4f5fe4adbf3fa488155ec9ece344448b</text:p>
          </table:table-cell>
        </table:table-row>
        <table:table-row>
          <table:table-cell office:value-type="float" office:value="2019190">
            <text:p>2019190</text:p>
          </table:table-cell>
          <table:table-cell office:value-type="string">
            <text:p>U0512001801912</text:p>
          </table:table-cell>
          <table:table-cell office:value-type="string">
            <text:p>AHMAD THOHARONI BASHORRUDDIN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546db94bfe4134bd1d73d881f8c5af1f</text:p>
          </table:table-cell>
        </table:table-row>
        <table:table-row>
          <table:table-cell office:value-type="float" office:value="2019191">
            <text:p>2019191</text:p>
          </table:table-cell>
          <table:table-cell office:value-type="string">
            <text:p>U0512001801929</text:p>
          </table:table-cell>
          <table:table-cell office:value-type="string">
            <text:p>ALDIANSYAH DWI PRAYOGA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2f9727f8283ceddb352d7bfa7fa96e2a</text:p>
          </table:table-cell>
        </table:table-row>
        <table:table-row>
          <table:table-cell office:value-type="float" office:value="2019192">
            <text:p>2019192</text:p>
          </table:table-cell>
          <table:table-cell office:value-type="string">
            <text:p>U0512001801938</text:p>
          </table:table-cell>
          <table:table-cell office:value-type="string">
            <text:p>ALFINA EKA SAFITRI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53daef6a525d604088c0daf6eea7756d</text:p>
          </table:table-cell>
        </table:table-row>
        <table:table-row>
          <table:table-cell office:value-type="float" office:value="2019193">
            <text:p>2019193</text:p>
          </table:table-cell>
          <table:table-cell office:value-type="string">
            <text:p>U0512001801947</text:p>
          </table:table-cell>
          <table:table-cell office:value-type="string">
            <text:p>AULIA DIANA FAUZIA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68d7931fa966bfd103fa125c1eb1218f</text:p>
          </table:table-cell>
        </table:table-row>
        <table:table-row>
          <table:table-cell office:value-type="float" office:value="2019194">
            <text:p>2019194</text:p>
          </table:table-cell>
          <table:table-cell office:value-type="string">
            <text:p>U0512001801956</text:p>
          </table:table-cell>
          <table:table-cell office:value-type="string">
            <text:p>BAMBANG KUNCAHYO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d320fcfc13dd186d22d9f0c65f974597</text:p>
          </table:table-cell>
        </table:table-row>
        <table:table-row>
          <table:table-cell office:value-type="float" office:value="2019195">
            <text:p>2019195</text:p>
          </table:table-cell>
          <table:table-cell office:value-type="string">
            <text:p>U0512001801965</text:p>
          </table:table-cell>
          <table:table-cell office:value-type="string">
            <text:p>CEYNDY ILLIYIN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3ec16725120edd3eba5dc54d7731247c</text:p>
          </table:table-cell>
        </table:table-row>
        <table:table-row>
          <table:table-cell office:value-type="float" office:value="2019196">
            <text:p>2019196</text:p>
          </table:table-cell>
          <table:table-cell office:value-type="string">
            <text:p>U0512001801974</text:p>
          </table:table-cell>
          <table:table-cell office:value-type="string">
            <text:p>CLARISA AMELIA PUTRI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b40ab299d3af5cc107850763e133e2f8</text:p>
          </table:table-cell>
        </table:table-row>
        <table:table-row>
          <table:table-cell office:value-type="float" office:value="2019197">
            <text:p>2019197</text:p>
          </table:table-cell>
          <table:table-cell office:value-type="string">
            <text:p>U0512001801983</text:p>
          </table:table-cell>
          <table:table-cell office:value-type="string">
            <text:p>DEDY BAMBANG HUDHOYONO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0d4703772f732ecaf8e3461aad959846</text:p>
          </table:table-cell>
        </table:table-row>
        <table:table-row>
          <table:table-cell office:value-type="float" office:value="2019198">
            <text:p>2019198</text:p>
          </table:table-cell>
          <table:table-cell office:value-type="string">
            <text:p>U0512001801992</text:p>
          </table:table-cell>
          <table:table-cell office:value-type="string">
            <text:p>DWI SETIAWAN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586b7ad6c71e98c8e1af4466825eba69</text:p>
          </table:table-cell>
        </table:table-row>
        <table:table-row>
          <table:table-cell office:value-type="float" office:value="2019199">
            <text:p>2019199</text:p>
          </table:table-cell>
          <table:table-cell office:value-type="string">
            <text:p>U0512001802009</text:p>
          </table:table-cell>
          <table:table-cell office:value-type="string">
            <text:p>EKA BIMA SILDARITA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7d3da9aa9481faebc5a021d626762266</text:p>
          </table:table-cell>
        </table:table-row>
        <table:table-row>
          <table:table-cell office:value-type="float" office:value="2019200">
            <text:p>2019200</text:p>
          </table:table-cell>
          <table:table-cell office:value-type="string">
            <text:p>U0512001802018</text:p>
          </table:table-cell>
          <table:table-cell office:value-type="string">
            <text:p>FRANANDA RISKI KARTIKO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ee44edffcbac1c6a777d8fba51cbabc8</text:p>
          </table:table-cell>
        </table:table-row>
        <table:table-row>
          <table:table-cell office:value-type="float" office:value="2019201">
            <text:p>2019201</text:p>
          </table:table-cell>
          <table:table-cell office:value-type="string">
            <text:p>U0512001802027</text:p>
          </table:table-cell>
          <table:table-cell office:value-type="string">
            <text:p>GANGSAR SETIYO AJI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0dd0c9de02f4659919cf3290840d44ce</text:p>
          </table:table-cell>
        </table:table-row>
        <table:table-row>
          <table:table-cell office:value-type="float" office:value="2019202">
            <text:p>2019202</text:p>
          </table:table-cell>
          <table:table-cell office:value-type="string">
            <text:p>U0512001802036</text:p>
          </table:table-cell>
          <table:table-cell office:value-type="string">
            <text:p>LASVIANA HANDARINA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fd87309ec0828e9cae411a0860c4a0ef</text:p>
          </table:table-cell>
        </table:table-row>
        <table:table-row>
          <table:table-cell office:value-type="float" office:value="2019203">
            <text:p>2019203</text:p>
          </table:table-cell>
          <table:table-cell office:value-type="string">
            <text:p>U0512001802045</text:p>
          </table:table-cell>
          <table:table-cell office:value-type="string">
            <text:p>MARATUS SHOLIKHAH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f58863673fe6e861d25f9a0bb5207441</text:p>
          </table:table-cell>
        </table:table-row>
        <table:table-row>
          <table:table-cell office:value-type="float" office:value="2019204">
            <text:p>2019204</text:p>
          </table:table-cell>
          <table:table-cell office:value-type="string">
            <text:p>U0512001802054</text:p>
          </table:table-cell>
          <table:table-cell office:value-type="string">
            <text:p>MARINI ARUM SRIWIGATI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f853cc594ed0a28f6107ae40ded6da05</text:p>
          </table:table-cell>
        </table:table-row>
        <table:table-row>
          <table:table-cell office:value-type="float" office:value="2019205">
            <text:p>2019205</text:p>
          </table:table-cell>
          <table:table-cell office:value-type="string">
            <text:p>U0512001802063</text:p>
          </table:table-cell>
          <table:table-cell office:value-type="string">
            <text:p>MOHAMMAD FAISAL PRAYOGO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003da2fe7f7c99d844feeeedadadac81</text:p>
          </table:table-cell>
        </table:table-row>
        <table:table-row>
          <table:table-cell office:value-type="float" office:value="2019206">
            <text:p>2019206</text:p>
          </table:table-cell>
          <table:table-cell office:value-type="string">
            <text:p>U0512001802072</text:p>
          </table:table-cell>
          <table:table-cell office:value-type="string">
            <text:p>MOKHAMMAD ANFAL FERDIHANSYAH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7695f3bf557c3309a8e5322fa9cf1485</text:p>
          </table:table-cell>
        </table:table-row>
        <table:table-row>
          <table:table-cell office:value-type="float" office:value="2019207">
            <text:p>2019207</text:p>
          </table:table-cell>
          <table:table-cell office:value-type="string">
            <text:p>U0512001802089</text:p>
          </table:table-cell>
          <table:table-cell office:value-type="string">
            <text:p>NIA DWI NUR AFIFA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c290cf634e07138291000bd3263f96e2</text:p>
          </table:table-cell>
        </table:table-row>
        <table:table-row>
          <table:table-cell office:value-type="float" office:value="2019208">
            <text:p>2019208</text:p>
          </table:table-cell>
          <table:table-cell office:value-type="string">
            <text:p>U0512001802098</text:p>
          </table:table-cell>
          <table:table-cell office:value-type="string">
            <text:p>NUR KHOLIFAH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04dda1e34c60e1f9d0be98f5a96f7a3d</text:p>
          </table:table-cell>
        </table:table-row>
        <table:table-row>
          <table:table-cell office:value-type="float" office:value="2019209">
            <text:p>2019209</text:p>
          </table:table-cell>
          <table:table-cell office:value-type="string">
            <text:p>U0512001802107</text:p>
          </table:table-cell>
          <table:table-cell office:value-type="string">
            <text:p>RICKY NAFITRIA JANE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6a47e0ad6a7c1e54dc33d306b963d443</text:p>
          </table:table-cell>
        </table:table-row>
        <table:table-row>
          <table:table-cell office:value-type="float" office:value="2019210">
            <text:p>2019210</text:p>
          </table:table-cell>
          <table:table-cell office:value-type="string">
            <text:p>U0512001802116</text:p>
          </table:table-cell>
          <table:table-cell office:value-type="string">
            <text:p>RISA UMAMI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171643636e91a7fa4bf267835216e1e8</text:p>
          </table:table-cell>
        </table:table-row>
        <table:table-row>
          <table:table-cell office:value-type="float" office:value="2019211">
            <text:p>2019211</text:p>
          </table:table-cell>
          <table:table-cell office:value-type="string">
            <text:p>U0512001802125</text:p>
          </table:table-cell>
          <table:table-cell office:value-type="string">
            <text:p>UYUN LISSA FAUZIA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8b9daca93920b59167d0df9544d36f6b</text:p>
          </table:table-cell>
        </table:table-row>
        <table:table-row>
          <table:table-cell office:value-type="float" office:value="2019212">
            <text:p>2019212</text:p>
          </table:table-cell>
          <table:table-cell office:value-type="string">
            <text:p>U0512001802134</text:p>
          </table:table-cell>
          <table:table-cell office:value-type="string">
            <text:p>VIRA NOVITA AYU LESTARI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566f16b9a9d155a7f82c5666a4e37660</text:p>
          </table:table-cell>
        </table:table-row>
        <table:table-row>
          <table:table-cell office:value-type="float" office:value="2019213">
            <text:p>2019213</text:p>
          </table:table-cell>
          <table:table-cell office:value-type="string">
            <text:p>U0512001802143</text:p>
          </table:table-cell>
          <table:table-cell office:value-type="string">
            <text:p>WAHYU TIRTO AGUNG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a2c76ca93bbe108d3ed8e351b91fb693</text:p>
          </table:table-cell>
        </table:table-row>
        <table:table-row>
          <table:table-cell office:value-type="float" office:value="2019214">
            <text:p>2019214</text:p>
          </table:table-cell>
          <table:table-cell office:value-type="string">
            <text:p>U0512001802152</text:p>
          </table:table-cell>
          <table:table-cell office:value-type="string">
            <text:p>WIDYAWANTI NINGSIH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8b8eba9ca8e12bba817bd4cf3d770e1f</text:p>
          </table:table-cell>
        </table:table-row>
        <table:table-row>
          <table:table-cell office:value-type="float" office:value="2019215">
            <text:p>2019215</text:p>
          </table:table-cell>
          <table:table-cell office:value-type="string">
            <text:p>U0512001802169</text:p>
          </table:table-cell>
          <table:table-cell office:value-type="string">
            <text:p>YUDHA YUDISTIRA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0f0bae864794a79ba00c69c7fa09c430</text:p>
          </table:table-cell>
        </table:table-row>
        <table:table-row>
          <table:table-cell office:value-type="float" office:value="2019216">
            <text:p>2019216</text:p>
          </table:table-cell>
          <table:table-cell office:value-type="string">
            <text:p>U0512001802178</text:p>
          </table:table-cell>
          <table:table-cell office:value-type="string">
            <text:p>YUNIAR MIA RAHMAWATI</text:p>
          </table:table-cell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string">
            <text:p>86af5f7cc83b864b5e1cde9f60f78293</text:p>
          </table:table-cell>
        </table:table-row>
        <table:table-row>
          <table:table-cell office:value-type="float" office:value="2019217">
            <text:p>2019217</text:p>
          </table:table-cell>
          <table:table-cell office:value-type="string">
            <text:p>U0512001802187</text:p>
          </table:table-cell>
          <table:table-cell office:value-type="string">
            <text:p>ACHMAD FATHONI ANTONIO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1a6ee906f59c0485d20577b68ddf6b7d</text:p>
          </table:table-cell>
        </table:table-row>
        <table:table-row>
          <table:table-cell office:value-type="float" office:value="2019218">
            <text:p>2019218</text:p>
          </table:table-cell>
          <table:table-cell office:value-type="string">
            <text:p>U0512001802196</text:p>
          </table:table-cell>
          <table:table-cell office:value-type="string">
            <text:p>ALIF RIWANDI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47129eae1028f4cb2e5dc98a6fe327e7</text:p>
          </table:table-cell>
        </table:table-row>
        <table:table-row>
          <table:table-cell office:value-type="float" office:value="2019219">
            <text:p>2019219</text:p>
          </table:table-cell>
          <table:table-cell office:value-type="string">
            <text:p>U0512001802205</text:p>
          </table:table-cell>
          <table:table-cell office:value-type="string">
            <text:p>ARIS SETIAWAN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0217eaafeaf802d4abcca8146f4e6392</text:p>
          </table:table-cell>
        </table:table-row>
        <table:table-row>
          <table:table-cell office:value-type="float" office:value="2019220">
            <text:p>2019220</text:p>
          </table:table-cell>
          <table:table-cell office:value-type="string">
            <text:p>U0512001802214</text:p>
          </table:table-cell>
          <table:table-cell office:value-type="string">
            <text:p>CHO-CHO IS DWI JAYANTO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4aa58e4f112674e5a88268276cb15282</text:p>
          </table:table-cell>
        </table:table-row>
        <table:table-row>
          <table:table-cell office:value-type="float" office:value="2019221">
            <text:p>2019221</text:p>
          </table:table-cell>
          <table:table-cell office:value-type="string">
            <text:p>U0512001802223</text:p>
          </table:table-cell>
          <table:table-cell office:value-type="string">
            <text:p>DAFFA RIZKI VERYANTO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ef392f36217660e9858543df4704abf1</text:p>
          </table:table-cell>
        </table:table-row>
        <table:table-row>
          <table:table-cell office:value-type="float" office:value="2019222">
            <text:p>2019222</text:p>
          </table:table-cell>
          <table:table-cell office:value-type="string">
            <text:p>U0512001802232</text:p>
          </table:table-cell>
          <table:table-cell office:value-type="string">
            <text:p>DENTI GENDIS INDRIANINGTYAS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a401193bec278f6aa5c499ad20da1dbd</text:p>
          </table:table-cell>
        </table:table-row>
        <table:table-row>
          <table:table-cell office:value-type="float" office:value="2019223">
            <text:p>2019223</text:p>
          </table:table-cell>
          <table:table-cell office:value-type="string">
            <text:p>U0512001802249</text:p>
          </table:table-cell>
          <table:table-cell office:value-type="string">
            <text:p>DEVIA WULANDARI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9ab39c9b61b5880e4ead24189f716eba</text:p>
          </table:table-cell>
        </table:table-row>
        <table:table-row>
          <table:table-cell office:value-type="float" office:value="2019224">
            <text:p>2019224</text:p>
          </table:table-cell>
          <table:table-cell office:value-type="string">
            <text:p>U0512001802258</text:p>
          </table:table-cell>
          <table:table-cell office:value-type="string">
            <text:p>DONY SETIAWAN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5c33bfc66458683a0f568fcedb5cc4d4</text:p>
          </table:table-cell>
        </table:table-row>
        <table:table-row>
          <table:table-cell office:value-type="float" office:value="2019225">
            <text:p>2019225</text:p>
          </table:table-cell>
          <table:table-cell office:value-type="string">
            <text:p>U0512001802267</text:p>
          </table:table-cell>
          <table:table-cell office:value-type="string">
            <text:p>DWI PRASETIYO SARI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44d206bd0fcbda3e9dc7f5f05dcd372b</text:p>
          </table:table-cell>
        </table:table-row>
        <table:table-row>
          <table:table-cell office:value-type="float" office:value="2019226">
            <text:p>2019226</text:p>
          </table:table-cell>
          <table:table-cell office:value-type="string">
            <text:p>U0512001802276</text:p>
          </table:table-cell>
          <table:table-cell office:value-type="string">
            <text:p>ERIKA SINTIA WULANDARI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866854f7b71a211fd349ae9673ac19dc</text:p>
          </table:table-cell>
        </table:table-row>
        <table:table-row>
          <table:table-cell office:value-type="float" office:value="2019227">
            <text:p>2019227</text:p>
          </table:table-cell>
          <table:table-cell office:value-type="string">
            <text:p>U0512001802285</text:p>
          </table:table-cell>
          <table:table-cell office:value-type="string">
            <text:p>FAJAR ISMAWAN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920ef06da2e32332649c69a1792ed956</text:p>
          </table:table-cell>
        </table:table-row>
        <table:table-row>
          <table:table-cell office:value-type="float" office:value="2019228">
            <text:p>2019228</text:p>
          </table:table-cell>
          <table:table-cell office:value-type="string">
            <text:p>U0512001802294</text:p>
          </table:table-cell>
          <table:table-cell office:value-type="string">
            <text:p>FELITA AYDA PUTRI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e77e2974e72ee4515d3dd950b20cb918</text:p>
          </table:table-cell>
        </table:table-row>
        <table:table-row>
          <table:table-cell office:value-type="float" office:value="2019229">
            <text:p>2019229</text:p>
          </table:table-cell>
          <table:table-cell office:value-type="string">
            <text:p>U0512001802303</text:p>
          </table:table-cell>
          <table:table-cell office:value-type="string">
            <text:p>FRADANA YUDISTIYA ALDIYANSA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f8ce8248ce1b8875c179832d32064e8d</text:p>
          </table:table-cell>
        </table:table-row>
        <table:table-row>
          <table:table-cell office:value-type="float" office:value="2019230">
            <text:p>2019230</text:p>
          </table:table-cell>
          <table:table-cell office:value-type="string">
            <text:p>U0512001802312</text:p>
          </table:table-cell>
          <table:table-cell office:value-type="string">
            <text:p>GATOT SUDRAJAT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f5139ffa97f64dca825a57206133ea05</text:p>
          </table:table-cell>
        </table:table-row>
        <table:table-row>
          <table:table-cell office:value-type="float" office:value="2019231">
            <text:p>2019231</text:p>
          </table:table-cell>
          <table:table-cell office:value-type="string">
            <text:p>U0512001802329</text:p>
          </table:table-cell>
          <table:table-cell office:value-type="string">
            <text:p>HELINA ATALIA MEGA MELANDA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7be38b5831515941fb8467d9ca75694d</text:p>
          </table:table-cell>
        </table:table-row>
        <table:table-row>
          <table:table-cell office:value-type="float" office:value="2019232">
            <text:p>2019232</text:p>
          </table:table-cell>
          <table:table-cell office:value-type="string">
            <text:p>U0512001802338</text:p>
          </table:table-cell>
          <table:table-cell office:value-type="string">
            <text:p>JAZILATUN NIMAH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0d68a60dbb8a11f58fb3de2659182e8e</text:p>
          </table:table-cell>
        </table:table-row>
        <table:table-row>
          <table:table-cell office:value-type="float" office:value="2019233">
            <text:p>2019233</text:p>
          </table:table-cell>
          <table:table-cell office:value-type="string">
            <text:p>U0512001802347</text:p>
          </table:table-cell>
          <table:table-cell office:value-type="string">
            <text:p>LUTFIANA FUJI LESTARI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0333690118663b987cbed2ca1a5c0945</text:p>
          </table:table-cell>
        </table:table-row>
        <table:table-row>
          <table:table-cell office:value-type="float" office:value="2019234">
            <text:p>2019234</text:p>
          </table:table-cell>
          <table:table-cell office:value-type="string">
            <text:p>U0512001802356</text:p>
          </table:table-cell>
          <table:table-cell office:value-type="string">
            <text:p>MARCELLO DWIYAN VARGAS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1f6a22bca85f927fee7604429b4707a6</text:p>
          </table:table-cell>
        </table:table-row>
        <table:table-row>
          <table:table-cell office:value-type="float" office:value="2019235">
            <text:p>2019235</text:p>
          </table:table-cell>
          <table:table-cell office:value-type="string">
            <text:p>U0512001802365</text:p>
          </table:table-cell>
          <table:table-cell office:value-type="string">
            <text:p>NABILA RISKA SABRINA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d91d118d6e4121d11e5abab1fec5fc4d</text:p>
          </table:table-cell>
        </table:table-row>
        <table:table-row>
          <table:table-cell office:value-type="float" office:value="2019236">
            <text:p>2019236</text:p>
          </table:table-cell>
          <table:table-cell office:value-type="string">
            <text:p>U0512001802374</text:p>
          </table:table-cell>
          <table:table-cell office:value-type="string">
            <text:p>NOVANDA SEPTA PAMUJI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cdc58d486c2c14cbb8a55880211400b8</text:p>
          </table:table-cell>
        </table:table-row>
        <table:table-row>
          <table:table-cell office:value-type="float" office:value="2019237">
            <text:p>2019237</text:p>
          </table:table-cell>
          <table:table-cell office:value-type="string">
            <text:p>U0512001802383</text:p>
          </table:table-cell>
          <table:table-cell office:value-type="string">
            <text:p>NUR LAILI IKA PUTRI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be38d29cf894adc0a0c0ec2662a60f2d</text:p>
          </table:table-cell>
        </table:table-row>
        <table:table-row>
          <table:table-cell office:value-type="float" office:value="2019238">
            <text:p>2019238</text:p>
          </table:table-cell>
          <table:table-cell office:value-type="string">
            <text:p>U0512001802392</text:p>
          </table:table-cell>
          <table:table-cell office:value-type="string">
            <text:p>OCEANA AURELIA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54f20615b013a008544660d0a62fd4e0</text:p>
          </table:table-cell>
        </table:table-row>
        <table:table-row>
          <table:table-cell office:value-type="float" office:value="2019239">
            <text:p>2019239</text:p>
          </table:table-cell>
          <table:table-cell office:value-type="string">
            <text:p>U0512001802409</text:p>
          </table:table-cell>
          <table:table-cell office:value-type="string">
            <text:p>PUTRI DEWI GITA ASTUTIK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1e9f79233bea2d84859d3fffc004d7c5</text:p>
          </table:table-cell>
        </table:table-row>
        <table:table-row>
          <table:table-cell office:value-type="float" office:value="2019240">
            <text:p>2019240</text:p>
          </table:table-cell>
          <table:table-cell office:value-type="string">
            <text:p>U0512001802418</text:p>
          </table:table-cell>
          <table:table-cell office:value-type="string">
            <text:p>SAHRUL DWI RHOHMAWATI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a00a7dfb3485b91f19bb5fe7d3567181</text:p>
          </table:table-cell>
        </table:table-row>
        <table:table-row>
          <table:table-cell office:value-type="float" office:value="2019241">
            <text:p>2019241</text:p>
          </table:table-cell>
          <table:table-cell office:value-type="string">
            <text:p>U0512001802427</text:p>
          </table:table-cell>
          <table:table-cell office:value-type="string">
            <text:p>SAIFUL ANAM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6c5890bd70fdd3a310daabdb58926a78</text:p>
          </table:table-cell>
        </table:table-row>
        <table:table-row>
          <table:table-cell office:value-type="float" office:value="2019242">
            <text:p>2019242</text:p>
          </table:table-cell>
          <table:table-cell office:value-type="string">
            <text:p>U0512001802436</text:p>
          </table:table-cell>
          <table:table-cell office:value-type="string">
            <text:p>SILVIA NING AYU RIKE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106fadacba8b158c4b0fec36dbff27e5</text:p>
          </table:table-cell>
        </table:table-row>
        <table:table-row>
          <table:table-cell office:value-type="float" office:value="2019243">
            <text:p>2019243</text:p>
          </table:table-cell>
          <table:table-cell office:value-type="string">
            <text:p>U0512001802445</text:p>
          </table:table-cell>
          <table:table-cell office:value-type="string">
            <text:p>SUNARIYAN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 office:value-type="string">
            <text:p>fda9cef0d85f9e8816b0db0804ab8886</text:p>
          </table:table-cell>
        </table:table-row>
        <table:table-row>
          <table:table-cell office:value-type="float" office:value="2019244">
            <text:p>2019244</text:p>
          </table:table-cell>
          <table:table-cell office:value-type="string">
            <text:p>U0512001802454</text:p>
          </table:table-cell>
          <table:table-cell office:value-type="string">
            <text:p>URI TAMALA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33c583491eeddce4434187398b2c195b</text:p>
          </table:table-cell>
        </table:table-row>
        <table:table-row>
          <table:table-cell office:value-type="float" office:value="2019245">
            <text:p>2019245</text:p>
          </table:table-cell>
          <table:table-cell office:value-type="string">
            <text:p>U0512001802463</text:p>
          </table:table-cell>
          <table:table-cell office:value-type="string">
            <text:p>VIONIA FRIDA AMELIA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966c8b7c5c37ab3c6b6f2a46515dc649</text:p>
          </table:table-cell>
        </table:table-row>
        <table:table-row>
          <table:table-cell office:value-type="float" office:value="2019246">
            <text:p>2019246</text:p>
          </table:table-cell>
          <table:table-cell office:value-type="string">
            <text:p>U0512001802472</text:p>
          </table:table-cell>
          <table:table-cell office:value-type="string">
            <text:p>WANDA RAHMAWATI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d7e88f5a57e97e452bd3376a82b82a6c</text:p>
          </table:table-cell>
        </table:table-row>
        <table:table-row>
          <table:table-cell office:value-type="float" office:value="2019247">
            <text:p>2019247</text:p>
          </table:table-cell>
          <table:table-cell office:value-type="string">
            <text:p>U0512001802489</text:p>
          </table:table-cell>
          <table:table-cell office:value-type="string">
            <text:p>WIDYA DWI LESTARI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b56df6b9e54790968035c9eb7bdf24d5</text:p>
          </table:table-cell>
        </table:table-row>
        <table:table-row>
          <table:table-cell office:value-type="float" office:value="2019248">
            <text:p>2019248</text:p>
          </table:table-cell>
          <table:table-cell office:value-type="string">
            <text:p>U0512001802498</text:p>
          </table:table-cell>
          <table:table-cell office:value-type="string">
            <text:p>YASMINE MUTIARA LINTANG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string">
            <text:p>261cfae2a7e9c7a770ee48b9a59d477a</text:p>
          </table:table-cell>
        </table:table-row>
        <table:table-row>
          <table:table-cell office:value-type="float" office:value="2019249">
            <text:p>2019249</text:p>
          </table:table-cell>
          <table:table-cell office:value-type="string">
            <text:p>U0512001802507</text:p>
          </table:table-cell>
          <table:table-cell office:value-type="string">
            <text:p>AGAM ZAT AFANDI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string">
            <text:p>91574e6cc2cf5fcd7e07f798e6be29cf</text:p>
          </table:table-cell>
        </table:table-row>
        <table:table-row>
          <table:table-cell office:value-type="float" office:value="2019250">
            <text:p>2019250</text:p>
          </table:table-cell>
          <table:table-cell office:value-type="string">
            <text:p>U0512001802516</text:p>
          </table:table-cell>
          <table:table-cell office:value-type="string">
            <text:p>AGUNG HADI MULYO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string">
            <text:p>385a01698133ae0ff9b40179fa6d3e71</text:p>
          </table:table-cell>
        </table:table-row>
        <table:table-row>
          <table:table-cell office:value-type="float" office:value="2019251">
            <text:p>2019251</text:p>
          </table:table-cell>
          <table:table-cell office:value-type="string">
            <text:p>U0512001802525</text:p>
          </table:table-cell>
          <table:table-cell office:value-type="string">
            <text:p>AHMAD DEDI RAMANG SUHITA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string">
            <text:p>0abaac49fcc9ce97719f9bb79f10bf0a</text:p>
          </table:table-cell>
        </table:table-row>
        <table:table-row>
          <table:table-cell office:value-type="float" office:value="2019252">
            <text:p>2019252</text:p>
          </table:table-cell>
          <table:table-cell office:value-type="string">
            <text:p>U0512001802534</text:p>
          </table:table-cell>
          <table:table-cell office:value-type="string">
            <text:p>AMALIA DWI AGUSTINA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3e8da37cd61d9f5bf883ab0eb8db2dfe</text:p>
          </table:table-cell>
        </table:table-row>
        <table:table-row>
          <table:table-cell office:value-type="float" office:value="2019253">
            <text:p>2019253</text:p>
          </table:table-cell>
          <table:table-cell office:value-type="string">
            <text:p>U0512001802543</text:p>
          </table:table-cell>
          <table:table-cell office:value-type="string">
            <text:p>BAGAS DWI SUPRIANTO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string">
            <text:p>7284d1bdff6f1b68352ed7254ef19dae</text:p>
          </table:table-cell>
        </table:table-row>
        <table:table-row>
          <table:table-cell office:value-type="float" office:value="2019254">
            <text:p>2019254</text:p>
          </table:table-cell>
          <table:table-cell office:value-type="string">
            <text:p>U0512001802552</text:p>
          </table:table-cell>
          <table:table-cell office:value-type="string">
            <text:p>DHEA NOVITASARI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cbe5b3857d14639293b3a682fb923cc5</text:p>
          </table:table-cell>
        </table:table-row>
        <table:table-row>
          <table:table-cell office:value-type="float" office:value="2019255">
            <text:p>2019255</text:p>
          </table:table-cell>
          <table:table-cell office:value-type="string">
            <text:p>U0512001802569</text:p>
          </table:table-cell>
          <table:table-cell office:value-type="string">
            <text:p>DWI SETIAWAN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string">
            <text:p>c7f842c8b6de27923b536f225f39c960</text:p>
          </table:table-cell>
        </table:table-row>
        <table:table-row>
          <table:table-cell office:value-type="float" office:value="2019256">
            <text:p>2019256</text:p>
          </table:table-cell>
          <table:table-cell office:value-type="string">
            <text:p>U0512001802578</text:p>
          </table:table-cell>
          <table:table-cell office:value-type="string">
            <text:p>EKA YUNIARTI ARIMBI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52e21c0124b2edacb438275ee1f9abc1</text:p>
          </table:table-cell>
        </table:table-row>
        <table:table-row>
          <table:table-cell office:value-type="float" office:value="2019257">
            <text:p>2019257</text:p>
          </table:table-cell>
          <table:table-cell office:value-type="string">
            <text:p>U0512001802587</text:p>
          </table:table-cell>
          <table:table-cell office:value-type="string">
            <text:p>EMA DWI RAHMADIYAH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d834bd5bd88e254fb30604bd7fddeb01</text:p>
          </table:table-cell>
        </table:table-row>
        <table:table-row>
          <table:table-cell office:value-type="float" office:value="2019258">
            <text:p>2019258</text:p>
          </table:table-cell>
          <table:table-cell office:value-type="string">
            <text:p>U0512001802596</text:p>
          </table:table-cell>
          <table:table-cell office:value-type="string">
            <text:p>FAIZATUL MUKAROMAH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09df3ede3db6ef8381f2a55cc6af3b1e</text:p>
          </table:table-cell>
        </table:table-row>
        <table:table-row>
          <table:table-cell office:value-type="float" office:value="2019259">
            <text:p>2019259</text:p>
          </table:table-cell>
          <table:table-cell office:value-type="string">
            <text:p>U0512001802605</text:p>
          </table:table-cell>
          <table:table-cell office:value-type="string">
            <text:p>FIKI ANDREAN YAHYA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string">
            <text:p>d22ef70ead160245c51be8f3187c2852</text:p>
          </table:table-cell>
        </table:table-row>
        <table:table-row>
          <table:table-cell office:value-type="float" office:value="2019260">
            <text:p>2019260</text:p>
          </table:table-cell>
          <table:table-cell office:value-type="string">
            <text:p>U0512001802614</text:p>
          </table:table-cell>
          <table:table-cell office:value-type="string">
            <text:p>INDAH PERMATASARI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d22ef70ead160245c51be8f3187c2852</text:p>
          </table:table-cell>
        </table:table-row>
        <table:table-row>
          <table:table-cell office:value-type="float" office:value="2019261">
            <text:p>2019261</text:p>
          </table:table-cell>
          <table:table-cell office:value-type="string">
            <text:p>U0512001802623</text:p>
          </table:table-cell>
          <table:table-cell office:value-type="string">
            <text:p>IRMA ALFIANTI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95db1e5f7716f98d4df950c13c3258f6</text:p>
          </table:table-cell>
        </table:table-row>
        <table:table-row>
          <table:table-cell office:value-type="float" office:value="2019262">
            <text:p>2019262</text:p>
          </table:table-cell>
          <table:table-cell office:value-type="string">
            <text:p>U0512001802632</text:p>
          </table:table-cell>
          <table:table-cell office:value-type="string">
            <text:p>JANTAN ARI SADEWO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string">
            <text:p>b3ded84203443d866712d1c421d8cf35</text:p>
          </table:table-cell>
        </table:table-row>
        <table:table-row>
          <table:table-cell office:value-type="float" office:value="2019263">
            <text:p>2019263</text:p>
          </table:table-cell>
          <table:table-cell office:value-type="string">
            <text:p>U0512001802649</text:p>
          </table:table-cell>
          <table:table-cell office:value-type="string">
            <text:p>KHOIRUL ANAM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string">
            <text:p>98dd0dd522751397a5d15669b46d11df</text:p>
          </table:table-cell>
        </table:table-row>
        <table:table-row>
          <table:table-cell office:value-type="float" office:value="2019264">
            <text:p>2019264</text:p>
          </table:table-cell>
          <table:table-cell office:value-type="string">
            <text:p>U0512001802658</text:p>
          </table:table-cell>
          <table:table-cell office:value-type="string">
            <text:p>KHOIRUN NISA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e227478c10e41547b47271f98366363a</text:p>
          </table:table-cell>
        </table:table-row>
        <table:table-row>
          <table:table-cell office:value-type="float" office:value="2019265">
            <text:p>2019265</text:p>
          </table:table-cell>
          <table:table-cell office:value-type="string">
            <text:p>U0512001802667</text:p>
          </table:table-cell>
          <table:table-cell office:value-type="string">
            <text:p>LINDA NUR ZAKIYAH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26b084536b3da6f4fd8566267208e4e4</text:p>
          </table:table-cell>
        </table:table-row>
        <table:table-row>
          <table:table-cell office:value-type="float" office:value="2019266">
            <text:p>2019266</text:p>
          </table:table-cell>
          <table:table-cell office:value-type="string">
            <text:p>U0512001802676</text:p>
          </table:table-cell>
          <table:table-cell office:value-type="string">
            <text:p>LULA ANDYANI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5981d148378aff8e6d9a5876f737f527</text:p>
          </table:table-cell>
        </table:table-row>
        <table:table-row>
          <table:table-cell office:value-type="float" office:value="2019267">
            <text:p>2019267</text:p>
          </table:table-cell>
          <table:table-cell office:value-type="string">
            <text:p>U0512001802685</text:p>
          </table:table-cell>
          <table:table-cell office:value-type="string">
            <text:p>MIFTAKHUN NADZIROH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0774bf7603c0dff5d7a8fb55c8bef6c4</text:p>
          </table:table-cell>
        </table:table-row>
        <table:table-row>
          <table:table-cell office:value-type="float" office:value="2019268">
            <text:p>2019268</text:p>
          </table:table-cell>
          <table:table-cell office:value-type="string">
            <text:p>U0512001802694</text:p>
          </table:table-cell>
          <table:table-cell office:value-type="string">
            <text:p>MOHAMMAD YUSUF EFENDI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string">
            <text:p>52e1160d339a419c91eb246ec707c515</text:p>
          </table:table-cell>
        </table:table-row>
        <table:table-row>
          <table:table-cell office:value-type="float" office:value="2019269">
            <text:p>2019269</text:p>
          </table:table-cell>
          <table:table-cell office:value-type="string">
            <text:p>U0512001802703</text:p>
          </table:table-cell>
          <table:table-cell office:value-type="string">
            <text:p>MUHAMMAD ILHAM CHANIFIL ISHOM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string">
            <text:p>0d87dc3495532daf8bad48e8d2a3ea3a</text:p>
          </table:table-cell>
        </table:table-row>
        <table:table-row>
          <table:table-cell office:value-type="float" office:value="2019270">
            <text:p>2019270</text:p>
          </table:table-cell>
          <table:table-cell office:value-type="string">
            <text:p>U0512001802712</text:p>
          </table:table-cell>
          <table:table-cell office:value-type="string">
            <text:p>NADIA EKA AGUSTINA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e418b2575ed33e41780ff6fa2372707a</text:p>
          </table:table-cell>
        </table:table-row>
        <table:table-row>
          <table:table-cell office:value-type="float" office:value="2019271">
            <text:p>2019271</text:p>
          </table:table-cell>
          <table:table-cell office:value-type="string">
            <text:p>U0512001802729</text:p>
          </table:table-cell>
          <table:table-cell office:value-type="string">
            <text:p>NANDA TITO FIRMANSYAH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string">
            <text:p>4421865edc4354e5604611c5c3cb0564</text:p>
          </table:table-cell>
        </table:table-row>
        <table:table-row>
          <table:table-cell office:value-type="float" office:value="2019272">
            <text:p>2019272</text:p>
          </table:table-cell>
          <table:table-cell office:value-type="string">
            <text:p>U0512001802738</text:p>
          </table:table-cell>
          <table:table-cell office:value-type="string">
            <text:p>NUR ANA KARTIKASARI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bf7ff148617491cac9d2f3d41f7f74c8</text:p>
          </table:table-cell>
        </table:table-row>
        <table:table-row>
          <table:table-cell office:value-type="float" office:value="2019273">
            <text:p>2019273</text:p>
          </table:table-cell>
          <table:table-cell office:value-type="string">
            <text:p>U0512001802747</text:p>
          </table:table-cell>
          <table:table-cell office:value-type="string">
            <text:p>NUR ASYIAH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9bd2770b6880639269921161cf444ad6</text:p>
          </table:table-cell>
        </table:table-row>
        <table:table-row>
          <table:table-cell office:value-type="float" office:value="2019274">
            <text:p>2019274</text:p>
          </table:table-cell>
          <table:table-cell office:value-type="string">
            <text:p>U0512001802756</text:p>
          </table:table-cell>
          <table:table-cell office:value-type="string">
            <text:p>RISMA SEPTIANA LINDA SARI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2dfbaad62d347b251d32e0801f21ebe3</text:p>
          </table:table-cell>
        </table:table-row>
        <table:table-row>
          <table:table-cell office:value-type="float" office:value="2019275">
            <text:p>2019275</text:p>
          </table:table-cell>
          <table:table-cell office:value-type="string">
            <text:p>U0512001802765</text:p>
          </table:table-cell>
          <table:table-cell office:value-type="string">
            <text:p>RIVA NURDIANA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2dfbaad62d347b251d32e0801f21ebe3</text:p>
          </table:table-cell>
        </table:table-row>
        <table:table-row>
          <table:table-cell office:value-type="float" office:value="2019276">
            <text:p>2019276</text:p>
          </table:table-cell>
          <table:table-cell office:value-type="string">
            <text:p>U0512001802774</text:p>
          </table:table-cell>
          <table:table-cell office:value-type="string">
            <text:p>SHELVIANA FITRIANI ROBBY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f5c60a3dc330ac278b76cfdbcba19670</text:p>
          </table:table-cell>
        </table:table-row>
        <table:table-row>
          <table:table-cell office:value-type="float" office:value="2019277">
            <text:p>2019277</text:p>
          </table:table-cell>
          <table:table-cell office:value-type="string">
            <text:p>U0512001802783</text:p>
          </table:table-cell>
          <table:table-cell office:value-type="string">
            <text:p>SLAMET BUDI SANTOSO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 office:value-type="string">
            <text:p>88a1a98bbdebfdcc21b8c4ba54521f4c</text:p>
          </table:table-cell>
        </table:table-row>
        <table:table-row>
          <table:table-cell office:value-type="float" office:value="2019278">
            <text:p>2019278</text:p>
          </table:table-cell>
          <table:table-cell office:value-type="string">
            <text:p>U0512001802792</text:p>
          </table:table-cell>
          <table:table-cell office:value-type="string">
            <text:p>UMROTIN OKTAVIA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0ba1af4b13aaeffec1635b0f00620196</text:p>
          </table:table-cell>
        </table:table-row>
        <table:table-row>
          <table:table-cell office:value-type="float" office:value="2019279">
            <text:p>2019279</text:p>
          </table:table-cell>
          <table:table-cell office:value-type="string">
            <text:p>U0512001802809</text:p>
          </table:table-cell>
          <table:table-cell office:value-type="string">
            <text:p>WIDYA MULANDARI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14b9ef21e2cb2131ac76d65feaf6c7ca</text:p>
          </table:table-cell>
        </table:table-row>
        <table:table-row>
          <table:table-cell office:value-type="float" office:value="2019280">
            <text:p>2019280</text:p>
          </table:table-cell>
          <table:table-cell office:value-type="string">
            <text:p>U0512001802818</text:p>
          </table:table-cell>
          <table:table-cell office:value-type="string">
            <text:p>WINDA DWI VIAN TRISNANTI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ce1687158a00c98637542f8554c24fb3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3</meta:generator>
    <meta:initial-creator>phpMyAdmin 4.8.3</meta:initial-creator>
    <meta:creation-date>2019-01-31T08:47:54</meta:creation-date>
  </office:meta>
</office:document-meta>
</file>